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Verdana2" svg:font-family="Verdana, sans-serif"/>
    <style:font-face style:name="Times New Roman1" svg:font-family="'Times New Roman'"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7.1354in" table:align="left"/>
    </style:style>
    <style:style style:name="Table8.A" style:family="table-column">
      <style:table-column-properties style:column-width="7.1354in"/>
    </style:style>
    <style:style style:name="Table8.A1" style:family="table-cell">
      <style:table-cell-properties fo:padding="0.0194in" fo:border="1pt solid #000000"/>
    </style:style>
    <style:style style:name="Table9" style:family="table">
      <style:table-properties style:width="6.9271in" table:align="left"/>
    </style:style>
    <style:style style:name="Table9.A" style:family="table-column">
      <style:table-column-properties style:column-width="3.4632in"/>
    </style:style>
    <style:style style:name="Table9.B" style:family="table-column">
      <style:table-column-properties style:column-width="3.4639in"/>
    </style:style>
    <style:style style:name="Table9.A1" style:family="table-cell">
      <style:table-cell-properties fo:background-color="#eeeeee" fo:padding-left="0.0194in" fo:padding-right="0in" fo:padding-top="0.0194in" fo:padding-bottom="0.0194in" fo:border-left="1pt solid #000000" fo:border-right="none" fo:border-top="1pt solid #000000" fo:border-bottom="1pt solid #000000">
        <style:background-image/>
      </style:table-cell-properties>
    </style:style>
    <style:style style:name="Table9.B1" style:family="table-cell">
      <style:table-cell-properties fo:background-color="#eeeeee" fo:padding="0.0194in" fo:border="1pt solid #000000">
        <style:background-image/>
      </style:table-cell-properties>
    </style:style>
    <style:style style:name="Table9.A2" style:family="table-cell">
      <style:table-cell-properties fo:padding-left="0.0194in" fo:padding-right="0in" fo:padding-top="0in" fo:padding-bottom="0.0194in" fo:border-left="1pt solid #000000" fo:border-right="none" fo:border-top="none" fo:border-bottom="1pt solid #000000"/>
    </style:style>
    <style:style style:name="Table9.B2" style:family="table-cell">
      <style:table-cell-properties fo:padding-left="0.0194in" fo:padding-right="0.0194in" fo:padding-top="0in" fo:padding-bottom="0.0194in" fo:border-left="1pt solid #000000" fo:border-right="1pt solid #000000" fo:border-top="none" fo:border-bottom="1pt solid #000000"/>
    </style:style>
    <style:style style:name="Table9.A3" style:family="table-cell">
      <style:table-cell-properties fo:padding-left="0.0194in" fo:padding-right="0in" fo:padding-top="0in" fo:padding-bottom="0.0194in" fo:border-left="1pt solid #000000" fo:border-right="none" fo:border-top="none" fo:border-bottom="1pt solid #000000"/>
    </style:style>
    <style:style style:name="Table9.B3" style:family="table-cell">
      <style:table-cell-properties fo:padding-left="0.0194in" fo:padding-right="0.0194in" fo:padding-top="0in" fo:padding-bottom="0.0194in" fo:border-left="1pt solid #000000" fo:border-right="1pt solid #000000" fo:border-top="none" fo:border-bottom="1pt solid #000000"/>
    </style:style>
    <style:style style:name="Table9.A4" style:family="table-cell">
      <style:table-cell-properties fo:padding-left="0.0194in" fo:padding-right="0in" fo:padding-top="0in" fo:padding-bottom="0.0194in" fo:border-left="1pt solid #000000" fo:border-right="none" fo:border-top="none" fo:border-bottom="1pt solid #000000"/>
    </style:style>
    <style:style style:name="Table9.B4" style:family="table-cell">
      <style:table-cell-properties fo:padding-left="0.0194in" fo:padding-right="0.0194in" fo:padding-top="0in" fo:padding-bottom="0.0194in" fo:border-left="1pt solid #000000" fo:border-right="1pt solid #000000" fo:border-top="none" fo:border-bottom="1pt solid #000000"/>
    </style:style>
    <style:style style:name="Table9.A5" style:family="table-cell">
      <style:table-cell-properties fo:padding-left="0.0194in" fo:padding-right="0in" fo:padding-top="0in" fo:padding-bottom="0.0194in" fo:border-left="1pt solid #000000" fo:border-right="none" fo:border-top="none" fo:border-bottom="1pt solid #000000"/>
    </style:style>
    <style:style style:name="Table9.B5" style:family="table-cell">
      <style:table-cell-properties fo:padding-left="0.0194in" fo:padding-right="0.0194in" fo:padding-top="0in" fo:padding-bottom="0.0194in" fo:border-left="1pt solid #000000" fo:border-right="1pt solid #000000" fo:border-top="none" fo:border-bottom="1pt solid #000000"/>
    </style:style>
    <style:style style:name="Table9.A6" style:family="table-cell">
      <style:table-cell-properties fo:padding-left="0.0194in" fo:padding-right="0in" fo:padding-top="0in" fo:padding-bottom="0.0194in" fo:border-left="1pt solid #000000" fo:border-right="none" fo:border-top="none" fo:border-bottom="1pt solid #000000"/>
    </style:style>
    <style:style style:name="Table9.B6" style:family="table-cell">
      <style:table-cell-properties fo:padding-left="0.0194in" fo:padding-right="0.0194in" fo:padding-top="0in" fo:padding-bottom="0.0194in" fo:border-left="1pt solid #000000" fo:border-right="1pt solid #000000" fo:border-top="none" fo:border-bottom="1pt solid #000000"/>
    </style:style>
    <style:style style:name="Table9.A7" style:family="table-cell">
      <style:table-cell-properties fo:padding-left="0.0194in" fo:padding-right="0in" fo:padding-top="0in" fo:padding-bottom="0.0194in" fo:border-left="1pt solid #000000" fo:border-right="none" fo:border-top="none" fo:border-bottom="1pt solid #000000"/>
    </style:style>
    <style:style style:name="Table9.B7" style:family="table-cell">
      <style:table-cell-properties fo:padding-left="0.0194in" fo:padding-right="0.0194in" fo:padding-top="0in" fo:padding-bottom="0.0194in" fo:border-left="1pt solid #000000" fo:border-right="1pt solid #000000" fo:border-top="none" fo:border-bottom="1pt solid #000000"/>
    </style:style>
    <style:style style:name="Table9.A8" style:family="table-cell">
      <style:table-cell-properties fo:padding-left="0.0194in" fo:padding-right="0in" fo:padding-top="0in" fo:padding-bottom="0.0194in" fo:border-left="1pt solid #000000" fo:border-right="none" fo:border-top="none" fo:border-bottom="1pt solid #000000"/>
    </style:style>
    <style:style style:name="Table9.B8" style:family="table-cell">
      <style:table-cell-properties fo:padding-left="0.0194in" fo:padding-right="0.0194in" fo:padding-top="0in" fo:padding-bottom="0.0194in" fo:border-left="1pt solid #000000" fo:border-right="1pt solid #000000" fo:border-top="none" fo:border-bottom="1pt solid #000000"/>
    </style:style>
    <style:style style:name="Table9.A9" style:family="table-cell">
      <style:table-cell-properties fo:padding-left="0.0194in" fo:padding-right="0in" fo:padding-top="0in" fo:padding-bottom="0.0194in" fo:border-left="1pt solid #000000" fo:border-right="none" fo:border-top="none" fo:border-bottom="1pt solid #000000"/>
    </style:style>
    <style:style style:name="Table9.B9" style:family="table-cell">
      <style:table-cell-properties fo:padding-left="0.0194in" fo:padding-right="0.0194in" fo:padding-top="0in" fo:padding-bottom="0.0194in" fo:border-left="1pt solid #000000" fo:border-right="1pt solid #000000" fo:border-top="none" fo:border-bottom="1pt solid #000000"/>
    </style:style>
    <style:style style:name="Table9.A10" style:family="table-cell">
      <style:table-cell-properties fo:padding-left="0.0194in" fo:padding-right="0in" fo:padding-top="0in" fo:padding-bottom="0.0194in" fo:border-left="1pt solid #000000" fo:border-right="none" fo:border-top="none" fo:border-bottom="1pt solid #000000"/>
    </style:style>
    <style:style style:name="Table9.B10" style:family="table-cell">
      <style:table-cell-properties fo:padding-left="0.0194in" fo:padding-right="0.0194in" fo:padding-top="0in" fo:padding-bottom="0.0194in" fo:border-left="1pt solid #000000" fo:border-right="1pt solid #000000" fo:border-top="none" fo:border-bottom="1pt solid #000000"/>
    </style:style>
    <style:style style:name="P1" style:family="paragraph" style:parent-style-name="Standard">
      <style:paragraph-properties style:line-height-at-least="0.1465in"/>
      <style:text-properties fo:font-variant="normal" fo:text-transform="none" fo:color="#000000" style:font-name="Verdana1" fo:font-size="10pt" fo:letter-spacing="normal" fo:font-style="normal" fo:font-weight="normal" officeooo:rsid="0022fe93" officeooo:paragraph-rsid="001cb90b" style:font-size-asian="10pt" style:font-weight-asian="bold" style:font-name-complex="Verdana1" style:font-size-complex="10pt" style:font-weight-complex="bold"/>
    </style:style>
    <style:style style:name="P2" style:family="paragraph" style:parent-style-name="Standard">
      <style:paragraph-properties style:line-height-at-least="0.1465in"/>
      <style:text-properties fo:font-variant="normal" fo:text-transform="none" fo:color="#000000" style:text-position="0% 100%" style:font-name="Verdana" fo:font-size="10pt" fo:letter-spacing="normal" fo:font-style="normal" fo:font-weight="bold" officeooo:rsid="0022fe93" officeooo:paragraph-rsid="001cb90b" style:font-size-asian="10pt" style:font-weight-asian="bold" style:font-name-complex="Verdana1" style:font-size-complex="10pt" style:font-weight-complex="bold"/>
    </style:style>
    <style:style style:name="P3" style:family="paragraph" style:parent-style-name="Standard">
      <style:paragraph-properties style:line-height-at-least="0.1465in"/>
      <style:text-properties fo:font-variant="normal" fo:text-transform="none" fo:color="#000000" style:text-position="0% 100%" style:font-name="Times New Roman" fo:font-size="12pt" fo:letter-spacing="normal" fo:font-style="normal" fo:font-weight="bold" officeooo:rsid="00348fea" officeooo:paragraph-rsid="001cb90b" style:font-size-asian="12pt" style:font-weight-asian="bold" style:font-name-complex="Verdana1" style:font-size-complex="12pt" style:font-weight-complex="bold"/>
    </style:style>
    <style:style style:name="P4" style:family="paragraph" style:parent-style-name="Standard">
      <style:paragraph-properties fo:margin-left="0in" fo:margin-right="0in" fo:margin-top="0in" fo:margin-bottom="0.1043in" loext:contextual-spacing="false" style:line-height-at-least="0.1465in" fo:text-indent="0in" style:auto-text-indent="false" fo:padding="0in" fo:border="none"/>
      <style:text-properties fo:font-variant="normal" fo:text-transform="none" fo:color="#000000" style:font-name="Verdana1" fo:font-size="10pt" fo:letter-spacing="normal" fo:font-style="normal" fo:font-weight="bold" officeooo:rsid="00266966" officeooo:paragraph-rsid="001cb90b" style:font-size-asian="10pt" style:font-name-complex="Verdana1" style:font-size-complex="10pt"/>
    </style:style>
    <style:style style:name="P5" style:family="paragraph" style:parent-style-name="Text_20_body">
      <style:paragraph-properties fo:margin-left="0in" fo:margin-right="0in" fo:margin-top="0in" fo:margin-bottom="0.1043in" loext:contextual-spacing="false" style:line-height-at-least="0.1465in" fo:text-indent="0in" style:auto-text-indent="false"/>
      <style:text-properties fo:color="#000000" style:font-name="Times New Roman" fo:font-size="12pt" officeooo:paragraph-rsid="001cb90b" style:font-size-asian="12pt" style:font-size-complex="12pt"/>
    </style:style>
    <style:style style:name="P6" style:family="paragraph" style:parent-style-name="Text_20_body">
      <style:paragraph-properties fo:margin-left="0in" fo:margin-right="0in" fo:margin-top="0in" fo:margin-bottom="0.1043in" loext:contextual-spacing="false" style:line-height-at-least="0.1465in" fo:text-indent="0in" style:auto-text-indent="false"/>
      <style:text-properties fo:color="#000000" style:font-name="Times New Roman" fo:font-size="12pt" officeooo:paragraph-rsid="002aa316" style:font-size-asian="12pt" style:font-size-complex="12pt"/>
    </style:style>
    <style:style style:name="P7" style:family="paragraph" style:parent-style-name="Text_20_body">
      <style:paragraph-properties fo:margin-left="0in" fo:margin-right="0in" fo:margin-top="0in" fo:margin-bottom="0.1043in" loext:contextual-spacing="false" style:line-height-at-least="0.1465in" fo:text-indent="0in" style:auto-text-indent="false"/>
      <style:text-properties fo:color="#000000" style:font-name="Times New Roman" fo:font-size="12pt" officeooo:paragraph-rsid="002e92c4" style:font-size-asian="12pt" style:font-size-complex="12pt"/>
    </style:style>
    <style:style style:name="P8" style:family="paragraph" style:parent-style-name="Text_20_body">
      <style:paragraph-properties fo:margin-left="0in" fo:margin-right="0in" fo:margin-top="0in" fo:margin-bottom="0in" loext:contextual-spacing="false" fo:text-indent="0in" style:auto-text-indent="false"/>
      <style:text-properties fo:color="#000000" fo:font-size="12pt" officeooo:paragraph-rsid="00209bab" style:font-size-asian="12pt" style:font-size-complex="12pt"/>
    </style:style>
    <style:style style:name="P9" style:family="paragraph" style:parent-style-name="Text_20_body">
      <style:paragraph-properties fo:margin-left="0in" fo:margin-right="0in" fo:margin-top="0in" fo:margin-bottom="0in" loext:contextual-spacing="false" style:line-height-at-least="0.1465in" fo:text-indent="0in" style:auto-text-indent="false"/>
      <style:text-properties fo:color="#000000" style:font-name="Times New Roman" fo:font-size="12pt" fo:font-weight="bold" officeooo:paragraph-rsid="003c5446" style:font-size-asian="12pt" style:font-size-complex="12pt"/>
    </style:style>
    <style:style style:name="P10" style:family="paragraph" style:parent-style-name="Text_20_body">
      <style:text-properties fo:color="#000000" fo:font-size="10pt" fo:font-weight="bold" officeooo:paragraph-rsid="00209bab" fo:background-color="#ffffff"/>
    </style:style>
    <style:style style:name="P11" style:family="paragraph" style:parent-style-name="Text_20_body">
      <style:text-properties fo:color="#000000" officeooo:paragraph-rsid="00209bab" fo:background-color="#ffffff"/>
    </style:style>
    <style:style style:name="P12" style:family="paragraph" style:parent-style-name="Text_20_body">
      <style:text-properties fo:color="#000000" style:font-name="Times New Roman" fo:font-size="12pt" officeooo:paragraph-rsid="002d1d35" style:font-size-asian="12pt" style:font-size-complex="12pt"/>
    </style:style>
    <style:style style:name="P13" style:family="paragraph" style:parent-style-name="Text_20_body">
      <style:paragraph-properties style:line-height-at-least="0.1465in"/>
      <style:text-properties fo:color="#000000" style:font-name="Times New Roman" fo:font-size="12pt" fo:font-weight="bold" officeooo:paragraph-rsid="00209bab" style:font-size-asian="12pt" style:font-size-complex="12pt"/>
    </style:style>
    <style:style style:name="P14" style:family="paragraph" style:parent-style-name="Text_20_body">
      <style:paragraph-properties style:line-height-at-least="0.1465in"/>
      <style:text-properties fo:color="#000000" fo:font-size="12pt" officeooo:paragraph-rsid="001ec0b9" style:font-size-asian="12pt" style:font-size-complex="12pt"/>
    </style:style>
    <style:style style:name="P15" style:family="paragraph" style:parent-style-name="Text_20_body">
      <style:paragraph-properties style:line-height-at-least="0.1465in"/>
      <style:text-properties fo:color="#000000" fo:font-size="12pt" officeooo:paragraph-rsid="00209bab" style:font-size-asian="12pt" style:font-size-complex="12pt"/>
    </style:style>
    <style:style style:name="P16" style:family="paragraph" style:parent-style-name="Text_20_body">
      <style:paragraph-properties style:line-height-at-least="0.1465in"/>
      <style:text-properties fo:color="#000000" fo:font-size="12pt" officeooo:paragraph-rsid="003a2ac6" style:font-size-asian="12pt" style:font-size-complex="12pt"/>
    </style:style>
    <style:style style:name="P17" style:family="paragraph" style:parent-style-name="Text_20_body">
      <style:paragraph-properties style:line-height-at-least="0.1465in"/>
      <style:text-properties fo:color="#000000" fo:font-size="12pt" officeooo:paragraph-rsid="003c09bf" style:font-size-asian="12pt" style:font-size-complex="12pt"/>
    </style:style>
    <style:style style:name="P18" style:family="paragraph" style:parent-style-name="Text_20_body">
      <style:paragraph-properties style:line-height-at-least="0.1465in">
        <style:tab-stops/>
      </style:paragraph-properties>
      <style:text-properties fo:color="#000000" fo:font-size="12pt" officeooo:paragraph-rsid="002e92c4" style:font-size-asian="12pt" style:font-size-complex="12pt"/>
    </style:style>
    <style:style style:name="P19" style:family="paragraph" style:parent-style-name="Text_20_body">
      <style:paragraph-properties style:line-height-at-least="0.1465in"/>
      <style:text-properties fo:color="#000000" fo:font-size="12pt" officeooo:paragraph-rsid="001ec0b9" fo:background-color="#ffffff" style:font-size-asian="12pt" style:font-size-complex="12pt"/>
    </style:style>
    <style:style style:name="P20" style:family="paragraph" style:parent-style-name="Text_20_body">
      <style:paragraph-properties style:line-height-at-least="0.1665in"/>
      <style:text-properties fo:color="#000000" fo:font-size="12pt" fo:font-weight="normal" officeooo:paragraph-rsid="00209bab" fo:background-color="#ffffff" style:font-size-asian="12pt" style:font-weight-asian="normal" style:font-size-complex="12pt" style:font-weight-complex="normal"/>
    </style:style>
    <style:style style:name="P21" style:family="paragraph" style:parent-style-name="Text_20_body">
      <style:text-properties fo:color="#000000" fo:font-size="12pt" fo:font-weight="normal" officeooo:paragraph-rsid="00209bab" fo:background-color="#ffffff" style:font-size-asian="12pt" style:font-weight-asian="normal" style:font-size-complex="12pt" style:font-weight-complex="normal"/>
    </style:style>
    <style:style style:name="P22" style:family="paragraph" style:parent-style-name="Text_20_body">
      <style:text-properties fo:color="#000000" fo:font-weight="bold" officeooo:paragraph-rsid="00209bab" fo:background-color="#ffffff" style:font-weight-asian="bold" style:font-weight-complex="bold"/>
    </style:style>
    <style:style style:name="P23" style:family="paragraph" style:parent-style-name="Text_20_body">
      <style:paragraph-properties style:line-height-at-least="0.1465in"/>
      <style:text-properties fo:font-variant="normal" fo:text-transform="none" fo:color="#000000" style:font-name="Verdana1" fo:font-size="10pt" fo:letter-spacing="normal" fo:font-style="normal" fo:font-weight="normal" officeooo:rsid="000a3927" officeooo:paragraph-rsid="001cb90b" style:font-size-asian="10pt" style:font-weight-asian="bold" style:font-name-complex="Verdana1" style:font-size-complex="10pt" style:font-weight-complex="bold"/>
    </style:style>
    <style:style style:name="P24" style:family="paragraph" style:parent-style-name="Text_20_body">
      <style:paragraph-properties style:line-height-at-least="0.1465in"/>
      <style:text-properties fo:font-variant="normal" fo:text-transform="none" fo:color="#000000" style:font-name="Verdana1" fo:font-size="10pt" fo:letter-spacing="normal" fo:font-style="normal" fo:font-weight="normal" officeooo:rsid="00217b5f" officeooo:paragraph-rsid="001cb90b" style:font-size-asian="10pt" style:font-weight-asian="bold" style:font-name-complex="Verdana1" style:font-size-complex="10pt" style:font-weight-complex="bold"/>
    </style:style>
    <style:style style:name="P25" style:family="paragraph" style:parent-style-name="Text_20_body">
      <style:paragraph-properties style:line-height-at-least="0.1465in"/>
      <style:text-properties fo:font-variant="normal" fo:text-transform="none" fo:color="#000000" style:font-name="Verdana1" fo:font-size="10pt" fo:letter-spacing="normal" fo:font-style="normal" fo:font-weight="bold" officeooo:rsid="000c532e" officeooo:paragraph-rsid="001cb90b" style:font-size-asian="10pt" style:font-weight-asian="bold" style:font-name-complex="Verdana1" style:font-size-complex="10pt" style:font-weight-complex="bold"/>
    </style:style>
    <style:style style:name="P26" style:family="paragraph" style:parent-style-name="Text_20_body">
      <style:text-properties fo:font-size="10.5pt" officeooo:paragraph-rsid="00209bab" style:font-size-asian="10.5pt" style:font-size-complex="10.5pt"/>
    </style:style>
    <style:style style:name="P27" style:family="paragraph" style:parent-style-name="Text_20_body">
      <style:text-properties fo:font-size="10.5pt" fo:font-style="italic" officeooo:paragraph-rsid="00209bab" style:font-size-asian="10.5pt" style:font-size-complex="10.5pt"/>
    </style:style>
    <style:style style:name="P28" style:family="paragraph" style:parent-style-name="Text_20_body">
      <style:text-properties fo:font-size="10.5pt" fo:font-style="italic" officeooo:paragraph-rsid="00209bab" style:font-size-asian="10.5pt" style:font-style-asian="italic" style:font-size-complex="10.5pt" style:font-style-complex="italic"/>
    </style:style>
    <style:style style:name="P29" style:family="paragraph" style:parent-style-name="Text_20_body">
      <style:text-properties style:font-name="Times New Roman" fo:font-size="10.5pt" officeooo:paragraph-rsid="00209bab" style:font-size-asian="10.5pt" style:font-size-complex="10.5pt"/>
    </style:style>
    <style:style style:name="P30" style:family="paragraph" style:parent-style-name="Text_20_body">
      <style:text-properties style:font-name="Times New Roman" fo:font-size="10.5pt" fo:font-style="italic" officeooo:paragraph-rsid="00209bab" style:font-size-asian="10.5pt" style:font-size-complex="10.5pt"/>
    </style:style>
    <style:style style:name="P31" style:family="paragraph" style:parent-style-name="Text_20_body">
      <style:text-properties style:font-name="Times New Roman" fo:font-size="11pt" officeooo:paragraph-rsid="00209bab" style:font-size-asian="11pt" style:font-size-complex="11pt"/>
    </style:style>
    <style:style style:name="P32" style:family="paragraph" style:parent-style-name="Text_20_body">
      <style:text-properties style:font-name="Times New Roman" fo:font-size="12pt" fo:font-weight="bold" officeooo:paragraph-rsid="001cb90b" style:font-size-asian="12pt" style:font-size-complex="12pt"/>
    </style:style>
    <style:style style:name="P33" style:family="paragraph" style:parent-style-name="Text_20_body">
      <style:text-properties style:font-name="Times New Roman" fo:font-size="12pt" fo:font-weight="normal" officeooo:paragraph-rsid="001cb90b" style:font-size-asian="12pt" style:font-weight-asian="normal" style:font-size-complex="12pt" style:font-weight-complex="normal"/>
    </style:style>
    <style:style style:name="P34" style:family="paragraph" style:parent-style-name="Text_20_body">
      <style:text-properties officeooo:paragraph-rsid="00209bab"/>
    </style:style>
    <style:style style:name="P35" style:family="paragraph" style:parent-style-name="Text_20_body">
      <style:text-properties fo:font-size="10pt" style:font-size-asian="10pt" style:font-size-complex="10pt"/>
    </style:style>
    <style:style style:name="P36" style:family="paragraph" style:parent-style-name="Text_20_body">
      <style:text-properties fo:font-size="10pt" fo:font-weight="bold" officeooo:paragraph-rsid="001cb90b"/>
    </style:style>
    <style:style style:name="P37" style:family="paragraph" style:parent-style-name="Text_20_body">
      <style:text-properties fo:font-size="12pt" style:font-size-asian="12pt" style:font-size-complex="12pt"/>
    </style:style>
    <style:style style:name="P38" style:family="paragraph" style:parent-style-name="Text_20_body">
      <style:paragraph-properties style:line-height-at-least="0.1465in"/>
      <style:text-properties fo:font-size="12pt" officeooo:paragraph-rsid="00209bab" style:font-size-asian="12pt" style:font-size-complex="12pt"/>
    </style:style>
    <style:style style:name="P39" style:family="paragraph" style:parent-style-name="Text_20_body">
      <style:text-properties fo:font-size="12pt" officeooo:paragraph-rsid="00209bab" style:font-size-asian="12pt" style:font-size-complex="12pt"/>
    </style:style>
    <style:style style:name="P40" style:family="paragraph" style:parent-style-name="Text_20_body">
      <style:text-properties fo:font-size="12pt" fo:font-weight="bold" officeooo:rsid="0026a7d1" officeooo:paragraph-rsid="0026a7d1" style:font-size-asian="12pt" style:font-weight-asian="bold" style:font-size-complex="12pt" style:font-weight-complex="bold"/>
    </style:style>
    <style:style style:name="P41" style:family="paragraph" style:parent-style-name="Text_20_body">
      <style:text-properties fo:font-size="11pt" style:font-size-asian="11pt" style:font-size-complex="11pt"/>
    </style:style>
    <style:style style:name="P42" style:family="paragraph" style:parent-style-name="Text_20_body">
      <style:paragraph-properties fo:margin-top="0in" fo:margin-bottom="0in" loext:contextual-spacing="false"/>
      <style:text-properties fo:color="#000000" fo:font-size="10pt" officeooo:paragraph-rsid="00209bab"/>
    </style:style>
    <style:style style:name="P43" style:family="paragraph" style:parent-style-name="Text_20_body">
      <style:paragraph-properties fo:margin-top="0in" fo:margin-bottom="0in" loext:contextual-spacing="false"/>
      <style:text-properties fo:color="#000000" fo:font-size="10pt" officeooo:paragraph-rsid="003d8720"/>
    </style:style>
    <style:style style:name="P44" style:family="paragraph" style:parent-style-name="Text_20_body">
      <style:paragraph-properties fo:margin-top="0in" fo:margin-bottom="0in" loext:contextual-spacing="false"/>
      <style:text-properties fo:color="#000000" officeooo:paragraph-rsid="00209bab"/>
    </style:style>
    <style:style style:name="P45" style:family="paragraph" style:parent-style-name="Text_20_body">
      <style:paragraph-properties fo:margin-top="0in" fo:margin-bottom="0in" loext:contextual-spacing="false"/>
      <style:text-properties fo:color="#000000" fo:font-size="12pt" officeooo:paragraph-rsid="001cb90b" style:font-size-asian="12pt" style:font-size-complex="12pt"/>
    </style:style>
    <style:style style:name="P46" style:family="paragraph" style:parent-style-name="Text_20_body">
      <style:paragraph-properties fo:margin-top="0in" fo:margin-bottom="0in" loext:contextual-spacing="false"/>
      <style:text-properties fo:color="#000000" fo:font-size="12pt" officeooo:paragraph-rsid="00209bab" style:font-size-asian="12pt" style:font-size-complex="12pt"/>
    </style:style>
    <style:style style:name="P47" style:family="paragraph" style:parent-style-name="Text_20_body">
      <style:paragraph-properties fo:margin-top="0in" fo:margin-bottom="0in" loext:contextual-spacing="false"/>
      <style:text-properties fo:color="#000000" fo:font-size="12pt" officeooo:rsid="001cb90b" officeooo:paragraph-rsid="001cb90b" style:font-size-asian="12pt" style:font-size-complex="12pt"/>
    </style:style>
    <style:style style:name="P48" style:family="paragraph" style:parent-style-name="Text_20_body">
      <style:paragraph-properties fo:margin-top="0in" fo:margin-bottom="0in" loext:contextual-spacing="false"/>
      <style:text-properties fo:color="#000000" fo:font-size="12pt" officeooo:paragraph-rsid="003d8720" style:font-size-asian="12pt" style:font-size-complex="12pt"/>
    </style:style>
    <style:style style:name="P49" style:family="paragraph" style:parent-style-name="Text_20_body">
      <style:paragraph-properties fo:margin-top="0in" fo:margin-bottom="0in" loext:contextual-spacing="false"/>
      <style:text-properties fo:color="#000000" fo:font-size="12pt" officeooo:paragraph-rsid="003ee1b3" style:font-size-asian="12pt" style:font-size-complex="12pt"/>
    </style:style>
    <style:style style:name="P50" style:family="paragraph" style:parent-style-name="Text_20_body">
      <style:paragraph-properties fo:margin-top="0in" fo:margin-bottom="0in" loext:contextual-spacing="false"/>
      <style:text-properties fo:color="#000000" fo:font-size="12pt" officeooo:paragraph-rsid="003fe662" style:font-size-asian="12pt" style:font-size-complex="12pt"/>
    </style:style>
    <style:style style:name="P51" style:family="paragraph" style:parent-style-name="Text_20_body">
      <style:paragraph-properties fo:margin-top="0in" fo:margin-bottom="0in" loext:contextual-spacing="false"/>
      <style:text-properties fo:color="#000000" fo:font-size="12pt" officeooo:paragraph-rsid="0041ce93" style:font-size-asian="12pt" style:font-size-complex="12pt"/>
    </style:style>
    <style:style style:name="P52" style:family="paragraph" style:parent-style-name="Text_20_body">
      <style:paragraph-properties fo:margin-top="0in" fo:margin-bottom="0in" loext:contextual-spacing="false"/>
      <style:text-properties fo:color="#000000" fo:font-size="12pt" fo:font-weight="bold" officeooo:paragraph-rsid="00209bab" style:font-size-asian="12pt" style:font-size-complex="12pt"/>
    </style:style>
    <style:style style:name="P53" style:family="paragraph" style:parent-style-name="Text_20_body">
      <style:paragraph-properties fo:margin-top="0in" fo:margin-bottom="0in" loext:contextual-spacing="false"/>
      <style:text-properties fo:color="#000000" fo:font-size="12pt" fo:font-weight="normal" officeooo:paragraph-rsid="001cb90b" style:font-size-asian="12pt" style:font-weight-asian="normal" style:font-size-complex="12pt" style:font-weight-complex="normal"/>
    </style:style>
    <style:style style:name="P54" style:family="paragraph" style:parent-style-name="Text_20_body">
      <style:paragraph-properties fo:margin-top="0in" fo:margin-bottom="0in" loext:contextual-spacing="false"/>
      <style:text-properties fo:color="#000000" fo:font-size="12pt" fo:font-style="italic" officeooo:paragraph-rsid="001cb90b" style:font-size-asian="12pt" style:font-size-complex="12pt"/>
    </style:style>
    <style:style style:name="P55" style:family="paragraph" style:parent-style-name="Text_20_body">
      <style:paragraph-properties fo:margin-top="0in" fo:margin-bottom="0in" loext:contextual-spacing="false" fo:line-height="100%"/>
      <style:text-properties officeooo:paragraph-rsid="00209bab"/>
    </style:style>
    <style:style style:name="P56" style:family="paragraph" style:parent-style-name="Text_20_body">
      <style:paragraph-properties fo:margin-top="0in" fo:margin-bottom="0in" loext:contextual-spacing="false"/>
      <style:text-properties style:font-name="Times New Roman" fo:font-size="11pt" officeooo:paragraph-rsid="00209bab" style:font-size-asian="11pt" style:font-size-complex="11pt"/>
    </style:style>
    <style:style style:name="P57" style:family="paragraph" style:parent-style-name="Text_20_body">
      <style:paragraph-properties fo:margin-top="0in" fo:margin-bottom="0in" loext:contextual-spacing="false"/>
      <style:text-properties fo:font-weight="normal" officeooo:paragraph-rsid="00209bab" style:font-weight-asian="normal" style:font-weight-complex="normal"/>
    </style:style>
    <style:style style:name="P58" style:family="paragraph" style:parent-style-name="Text_20_body">
      <style:paragraph-properties fo:margin-top="0in" fo:margin-bottom="0in" loext:contextual-spacing="false"/>
      <style:text-properties officeooo:paragraph-rsid="00340b17"/>
    </style:style>
    <style:style style:name="P59" style:family="paragraph" style:parent-style-name="Text_20_body">
      <style:paragraph-properties fo:margin-top="0in" fo:margin-bottom="0in" loext:contextual-spacing="false"/>
      <style:text-properties fo:font-size="12pt" officeooo:paragraph-rsid="003fe662" style:font-size-asian="12pt" style:font-size-complex="12pt"/>
    </style:style>
    <style:style style:name="P60" style:family="paragraph" style:parent-style-name="Text_20_body">
      <style:paragraph-properties fo:margin-top="0in" fo:margin-bottom="0in" loext:contextual-spacing="false"/>
      <style:text-properties officeooo:paragraph-rsid="003c5446"/>
    </style:style>
    <style:style style:name="P61" style:family="paragraph" style:parent-style-name="Table_20_Contents">
      <style:paragraph-properties fo:margin-top="0in" fo:margin-bottom="0.1965in" loext:contextual-spacing="false" style:line-height-at-least="0.1465in" fo:text-align="center" style:justify-single-word="false"/>
      <style:text-properties fo:color="#000000" style:font-name="Verdana2" fo:font-size="10pt" fo:font-weight="bold" officeooo:paragraph-rsid="00209bab"/>
    </style:style>
    <style:style style:name="P62" style:family="paragraph" style:parent-style-name="Table_20_Contents">
      <style:paragraph-properties fo:margin-top="0in" fo:margin-bottom="0.1965in" loext:contextual-spacing="false" fo:text-align="center" style:justify-single-word="false"/>
      <style:text-properties style:font-name="Verdana2" fo:font-size="10pt" fo:font-weight="bold" officeooo:paragraph-rsid="00209bab"/>
    </style:style>
    <style:style style:name="P63" style:family="paragraph" style:parent-style-name="Text_20_body">
      <style:paragraph-properties fo:background-color="#ffffff">
        <style:background-image/>
      </style:paragraph-properties>
      <style:text-properties fo:color="#000000" fo:font-size="12pt" officeooo:paragraph-rsid="00307f96" style:font-size-asian="12pt" style:font-size-complex="12pt"/>
    </style:style>
    <style:style style:name="P64" style:family="paragraph" style:parent-style-name="Text_20_body">
      <style:paragraph-properties fo:margin-top="0in" fo:margin-bottom="0.1043in" loext:contextual-spacing="false" style:line-height-at-least="0.1665in"/>
      <style:text-properties fo:color="#000000" fo:font-size="12pt" fo:font-style="italic" officeooo:paragraph-rsid="00209bab" style:font-size-asian="12pt" style:font-size-complex="12pt"/>
    </style:style>
    <style:style style:name="P65" style:family="paragraph" style:parent-style-name="Text_20_body">
      <style:paragraph-properties fo:margin-top="0in" fo:margin-bottom="0.1043in" loext:contextual-spacing="false" style:line-height-at-least="0.1665in"/>
      <style:text-properties officeooo:paragraph-rsid="003c5446"/>
    </style:style>
    <style:style style:name="P66" style:family="paragraph" style:parent-style-name="Text_20_body">
      <style:paragraph-properties fo:margin-left="0.5in" fo:margin-right="0in" fo:margin-top="0in" fo:margin-bottom="0in" loext:contextual-spacing="false" fo:text-indent="0in" style:auto-text-indent="false"/>
      <style:text-properties fo:color="#000000" fo:font-size="12pt" fo:font-style="italic" officeooo:paragraph-rsid="001cb90b" style:font-size-asian="12pt" style:font-size-complex="12pt"/>
    </style:style>
    <style:style style:name="P67" style:family="paragraph" style:parent-style-name="Text_20_body">
      <style:paragraph-properties fo:margin-left="0.5in" fo:margin-right="0in" fo:text-indent="-0.1965in" style:auto-text-indent="false"/>
      <style:text-properties fo:font-size="12pt" officeooo:paragraph-rsid="001cb90b" style:font-size-asian="12pt" style:font-size-complex="12pt"/>
    </style:style>
    <style:style style:name="P68" style:family="paragraph" style:parent-style-name="Text_20_body">
      <style:paragraph-properties fo:margin-left="0in" fo:margin-right="0in" fo:margin-top="0in" fo:margin-bottom="0.1043in" loext:contextual-spacing="false" style:line-height-at-least="0.1465in" fo:text-indent="0in" style:auto-text-indent="false"/>
      <style:text-properties fo:color="#000000" style:font-name="Times New Roman" fo:font-size="12pt" fo:font-weight="bold" officeooo:paragraph-rsid="001cb90b" style:font-size-asian="12pt" style:font-size-complex="12pt"/>
    </style:style>
    <style:style style:name="P69" style:family="paragraph" style:parent-style-name="Text_20_body" style:list-style-name="L4">
      <style:paragraph-properties style:line-height-at-least="0.1465in"/>
      <style:text-properties fo:font-variant="normal" fo:text-transform="none" fo:color="#000000" style:font-name="Verdana1" fo:font-size="10pt" fo:letter-spacing="normal" fo:font-style="normal" fo:font-weight="bold" officeooo:rsid="000c532e" officeooo:paragraph-rsid="001cb90b" style:font-size-asian="10pt" style:font-weight-asian="bold" style:font-name-complex="Verdana1" style:font-size-complex="10pt" style:font-weight-complex="bold"/>
    </style:style>
    <style:style style:name="P70" style:family="paragraph" style:parent-style-name="Text_20_body" style:list-style-name="L6">
      <style:paragraph-properties style:line-height-at-least="0.1465in"/>
      <style:text-properties fo:font-size="12pt" officeooo:paragraph-rsid="00209bab" style:font-size-asian="12pt" style:font-size-complex="12pt"/>
    </style:style>
    <style:style style:name="P71" style:family="paragraph" style:parent-style-name="Text_20_body" style:list-style-name="L7">
      <style:text-properties fo:font-size="12pt" officeooo:paragraph-rsid="00209bab" style:font-size-asian="12pt" style:font-size-complex="12pt"/>
    </style:style>
    <style:style style:name="P72" style:family="paragraph" style:parent-style-name="Text_20_body" style:list-style-name="L7">
      <style:text-properties fo:color="#000000" fo:font-size="12pt" officeooo:paragraph-rsid="00209bab" style:font-size-asian="12pt" style:font-size-complex="12pt"/>
    </style:style>
    <style:style style:name="P73" style:family="paragraph" style:parent-style-name="Text_20_body" style:list-style-name="L7">
      <style:text-properties fo:color="#000000" fo:font-size="12pt" officeooo:paragraph-rsid="00209bab" fo:background-color="#ffffff" style:font-size-asian="12pt" style:font-size-complex="12pt"/>
    </style:style>
    <style:style style:name="P74" style:family="paragraph" style:parent-style-name="Text_20_body">
      <style:paragraph-properties fo:margin-top="0in" fo:margin-bottom="0in" loext:contextual-spacing="false"/>
      <style:text-properties fo:color="#000000" fo:font-size="12pt" officeooo:paragraph-rsid="003c5446" style:font-size-asian="12pt" style:font-size-complex="12pt"/>
    </style:style>
    <style:style style:name="P75" style:family="paragraph" style:parent-style-name="Text_20_body">
      <style:paragraph-properties fo:margin-top="0in" fo:margin-bottom="0in" loext:contextual-spacing="false"/>
      <style:text-properties fo:color="#000000" fo:font-size="12pt" officeooo:paragraph-rsid="00340b17" style:font-size-asian="12pt" style:font-size-complex="12pt"/>
    </style:style>
    <style:style style:name="P76" style:family="paragraph" style:parent-style-name="Text_20_body" style:list-style-name="L6">
      <style:paragraph-properties fo:margin-top="0in" fo:margin-bottom="0in" loext:contextual-spacing="false"/>
      <style:text-properties fo:color="#000000" fo:font-size="12pt" officeooo:paragraph-rsid="00209bab" style:font-size-asian="12pt" style:font-size-complex="12pt"/>
    </style:style>
    <style:style style:name="P77" style:family="paragraph" style:parent-style-name="Text_20_body">
      <style:paragraph-properties fo:margin-top="0in" fo:margin-bottom="0in" loext:contextual-spacing="false"/>
      <style:text-properties fo:color="#000000" fo:font-size="12pt" officeooo:paragraph-rsid="003d8720" style:font-size-asian="12pt" style:font-size-complex="12pt"/>
    </style:style>
    <style:style style:name="P78" style:family="paragraph" style:parent-style-name="Text_20_body">
      <style:paragraph-properties fo:margin-top="0in" fo:margin-bottom="0in" loext:contextual-spacing="false"/>
      <style:text-properties fo:color="#000000" fo:font-size="12pt" fo:font-weight="bold" officeooo:paragraph-rsid="001cb90b" style:font-size-asian="12pt" style:font-size-complex="12pt"/>
    </style:style>
    <style:style style:name="P79" style:family="paragraph" style:parent-style-name="Text_20_body" style:list-style-name="L15">
      <style:paragraph-properties fo:margin-top="0in" fo:margin-bottom="0in" loext:contextual-spacing="false"/>
      <style:text-properties fo:color="#000000" style:font-name="Times New Roman" fo:font-size="11pt" officeooo:paragraph-rsid="00209bab" style:font-size-asian="11pt" style:font-size-complex="11pt"/>
    </style:style>
    <style:style style:name="P80" style:family="paragraph" style:parent-style-name="Text_20_body" style:list-style-name="L8">
      <style:paragraph-properties fo:margin-top="0in" fo:margin-bottom="0in" loext:contextual-spacing="false"/>
      <style:text-properties style:font-name="Times New Roman" fo:font-size="11pt" officeooo:paragraph-rsid="00209bab" style:font-size-asian="11pt" style:font-size-complex="11pt"/>
    </style:style>
    <style:style style:name="P81" style:family="paragraph" style:parent-style-name="Text_20_body" style:list-style-name="L9">
      <style:paragraph-properties fo:margin-top="0in" fo:margin-bottom="0in" loext:contextual-spacing="false"/>
      <style:text-properties style:font-name="Times New Roman" fo:font-size="11pt" officeooo:paragraph-rsid="00209bab" style:font-size-asian="11pt" style:font-size-complex="11pt"/>
    </style:style>
    <style:style style:name="P82" style:family="paragraph" style:parent-style-name="Text_20_body" style:list-style-name="L10">
      <style:paragraph-properties fo:margin-top="0in" fo:margin-bottom="0in" loext:contextual-spacing="false"/>
      <style:text-properties style:font-name="Times New Roman" fo:font-size="11pt" officeooo:paragraph-rsid="00209bab" style:font-size-asian="11pt" style:font-size-complex="11pt"/>
    </style:style>
    <style:style style:name="P83" style:family="paragraph" style:parent-style-name="Text_20_body" style:list-style-name="L11">
      <style:paragraph-properties fo:margin-top="0in" fo:margin-bottom="0in" loext:contextual-spacing="false"/>
      <style:text-properties style:font-name="Times New Roman" fo:font-size="11pt" officeooo:paragraph-rsid="00209bab" style:font-size-asian="11pt" style:font-size-complex="11pt"/>
    </style:style>
    <style:style style:name="P84" style:family="paragraph" style:parent-style-name="Text_20_body" style:list-style-name="L12">
      <style:paragraph-properties fo:margin-top="0in" fo:margin-bottom="0in" loext:contextual-spacing="false"/>
      <style:text-properties style:font-name="Times New Roman" fo:font-size="11pt" officeooo:paragraph-rsid="00209bab" style:font-size-asian="11pt" style:font-size-complex="11pt"/>
    </style:style>
    <style:style style:name="P85" style:family="paragraph" style:parent-style-name="Text_20_body" style:list-style-name="L13">
      <style:paragraph-properties fo:margin-top="0in" fo:margin-bottom="0in" loext:contextual-spacing="false"/>
      <style:text-properties style:font-name="Times New Roman" fo:font-size="11pt" officeooo:paragraph-rsid="00209bab" style:font-size-asian="11pt" style:font-size-complex="11pt"/>
    </style:style>
    <style:style style:name="P86" style:family="paragraph" style:parent-style-name="Text_20_body" style:list-style-name="L14">
      <style:paragraph-properties fo:margin-top="0in" fo:margin-bottom="0in" loext:contextual-spacing="false"/>
      <style:text-properties style:font-name="Times New Roman" fo:font-size="11pt" officeooo:paragraph-rsid="00209bab" style:font-size-asian="11pt" style:font-size-complex="11pt"/>
    </style:style>
    <style:style style:name="P87" style:family="paragraph" style:parent-style-name="Text_20_body" style:list-style-name="L15">
      <style:paragraph-properties fo:margin-top="0in" fo:margin-bottom="0in" loext:contextual-spacing="false"/>
      <style:text-properties style:font-name="Times New Roman" fo:font-size="11pt" officeooo:paragraph-rsid="00209bab" style:font-size-asian="11pt" style:font-size-complex="11pt"/>
    </style:style>
    <style:style style:name="P88" style:family="paragraph" style:parent-style-name="Text_20_body" style:list-style-name="L16">
      <style:paragraph-properties fo:margin-top="0in" fo:margin-bottom="0in" loext:contextual-spacing="false"/>
      <style:text-properties style:font-name="Times New Roman" fo:font-size="11pt" officeooo:paragraph-rsid="00209bab" style:font-size-asian="11pt" style:font-size-complex="11pt"/>
    </style:style>
    <style:style style:name="P89" style:family="paragraph" style:parent-style-name="Text_20_body" style:list-style-name="L10">
      <style:paragraph-properties fo:margin-top="0in" fo:margin-bottom="0in" loext:contextual-spacing="false"/>
      <style:text-properties officeooo:paragraph-rsid="00209bab"/>
    </style:style>
    <style:style style:name="P90" style:family="paragraph" style:parent-style-name="Text_20_body" style:list-style-name="L12">
      <style:paragraph-properties fo:margin-top="0in" fo:margin-bottom="0in" loext:contextual-spacing="false"/>
      <style:text-properties fo:color="#3b3835" style:font-name="Times New Roman" fo:font-size="11pt" officeooo:paragraph-rsid="00209bab" style:font-size-asian="11pt" style:font-size-complex="11pt"/>
    </style:style>
    <style:style style:name="P91" style:family="paragraph" style:parent-style-name="Text_20_body" style:list-style-name="L5">
      <style:paragraph-properties fo:margin-top="0.0626in" fo:margin-bottom="0.0626in" loext:contextual-spacing="false" style:line-height-at-least="0.1665in"/>
      <style:text-properties fo:color="#000000" fo:font-size="12pt" fo:font-style="italic" officeooo:paragraph-rsid="00209bab" style:font-size-asian="12pt" style:font-size-complex="12pt"/>
    </style:style>
    <style:style style:name="P92" style:family="paragraph" style:parent-style-name="Text_20_body" style:list-style-name="L5">
      <style:paragraph-properties fo:margin-top="0.0626in" fo:margin-bottom="0.0626in" loext:contextual-spacing="false" style:line-height-at-least="0.1665in"/>
      <style:text-properties fo:font-size="12pt" officeooo:paragraph-rsid="00209bab" style:font-size-asian="12pt" style:font-size-complex="12pt"/>
    </style:style>
    <style:style style:name="P93" style:family="paragraph">
      <style:paragraph-properties fo:text-align="center"/>
    </style:style>
    <style:style style:name="T1" style:family="text">
      <style:text-properties fo:font-weight="bold"/>
    </style:style>
    <style:style style:name="T2" style:family="text">
      <style:text-properties fo:font-weight="bold" fo:background-color="#ffffff" loext:char-shading-value="0"/>
    </style:style>
    <style:style style:name="T3" style:family="text">
      <style:text-properties style:text-position="33% 80%"/>
    </style:style>
    <style:style style:name="T4" style:family="text">
      <style:text-properties style:text-position="33% 80%" fo:font-weight="bold"/>
    </style:style>
    <style:style style:name="T5" style:family="text">
      <style:text-properties style:text-position="33% 80%" fo:background-color="#ffffff" loext:char-shading-value="0"/>
    </style:style>
    <style:style style:name="T6" style:family="text">
      <style:text-properties style:text-position="33% 80%" fo:font-size="12pt" style:font-size-asian="12pt" style:font-size-complex="12pt"/>
    </style:style>
    <style:style style:name="T7" style:family="text">
      <style:text-properties style:text-position="33% 80%" officeooo:rsid="002e92c4"/>
    </style:style>
    <style:style style:name="T8" style:family="text">
      <style:text-properties style:text-position="0% 100%" style:font-name="Verdana" fo:font-weight="bold"/>
    </style:style>
    <style:style style:name="T9" style:family="text">
      <style:text-properties style:text-position="0% 100%" style:font-name="Verdana" fo:font-weight="bold" officeooo:rsid="00348fea"/>
    </style:style>
    <style:style style:name="T10" style:family="text">
      <style:text-properties style:text-position="0% 100%" style:font-name="Verdana" fo:font-weight="bold" officeooo:rsid="0024c595"/>
    </style:style>
    <style:style style:name="T11" style:family="text">
      <style:text-properties style:text-position="0% 100%" officeooo:rsid="00348fea"/>
    </style:style>
    <style:style style:name="T12" style:family="text">
      <style:text-properties style:text-position="0% 100%" officeooo:rsid="006f2f0f"/>
    </style:style>
    <style:style style:name="T13" style:family="text">
      <style:text-properties style:text-position="0% 100%" officeooo:rsid="00288b8f"/>
    </style:style>
    <style:style style:name="T14" style:family="text">
      <style:text-properties style:text-position="0% 100%" fo:font-weight="normal" officeooo:rsid="002d1d35" style:font-weight-asian="normal" style:font-weight-complex="normal"/>
    </style:style>
    <style:style style:name="T15" style:family="text">
      <style:text-properties style:text-position="0% 100%" officeooo:rsid="002e92c4"/>
    </style:style>
    <style:style style:name="T16" style:family="text">
      <style:text-properties officeooo:rsid="0022fe93"/>
    </style:style>
    <style:style style:name="T17" style:family="text">
      <style:text-properties style:text-position="super 58%" officeooo:rsid="0022fe93"/>
    </style:style>
    <style:style style:name="T18" style:family="text">
      <style:text-properties style:text-position="super 58%" officeooo:rsid="00288b8f"/>
    </style:style>
    <style:style style:name="T19" style:family="text">
      <style:text-properties style:text-position="super 58%" officeooo:rsid="00297987"/>
    </style:style>
    <style:style style:name="T20" style:family="text">
      <style:text-properties fo:background-color="#ffffff" loext:char-shading-value="0"/>
    </style:style>
    <style:style style:name="T21" style:family="text">
      <style:text-properties officeooo:rsid="001ec0b9" fo:background-color="#ffffff" loext:char-shading-value="0"/>
    </style:style>
    <style:style style:name="T22" style:family="text">
      <style:text-properties fo:color="#000000"/>
    </style:style>
    <style:style style:name="T23" style:family="text">
      <style:text-properties fo:color="#000000" fo:font-size="10pt"/>
    </style:style>
    <style:style style:name="T24" style:family="text">
      <style:text-properties fo:color="#000000" fo:font-size="10pt" fo:background-color="#ffffff" loext:char-shading-value="0"/>
    </style:style>
    <style:style style:name="T25" style:family="text">
      <style:text-properties fo:color="#000000" style:text-position="33% 80%" fo:font-size="12pt" style:font-size-asian="12pt" style:font-size-complex="12pt"/>
    </style:style>
    <style:style style:name="T26" style:family="text">
      <style:text-properties fo:color="#000000" style:text-position="33% 80%" fo:font-size="12pt" fo:font-weight="normal" style:font-size-asian="12pt" style:font-weight-asian="normal" style:font-size-complex="12pt" style:font-weight-complex="normal"/>
    </style:style>
    <style:style style:name="T27" style:family="text">
      <style:text-properties fo:color="#000000" style:text-line-through-style="none" style:text-line-through-type="none" style:text-position="33% 80%" fo:font-size="12pt" style:text-underline-style="none" style:text-blinking="false" style:font-size-asian="12pt" style:font-size-complex="12pt"/>
    </style:style>
    <style:style style:name="T28" style:family="text">
      <style:text-properties fo:color="#000000" style:text-line-through-style="none" style:text-line-through-type="none" fo:font-size="12pt" style:text-underline-style="none" fo:font-weight="normal" style:text-blinking="false" style:font-size-asian="12pt" style:font-weight-asian="normal" style:font-size-complex="12pt" style:font-weight-complex="normal"/>
    </style:style>
    <style:style style:name="T29" style:family="text">
      <style:text-properties fo:color="#000000" fo:font-style="italic"/>
    </style:style>
    <style:style style:name="T30" style:family="text">
      <style:text-properties fo:color="#000000" fo:font-style="italic" officeooo:rsid="0149fd98"/>
    </style:style>
    <style:style style:name="T31" style:family="text">
      <style:text-properties fo:color="#000000" style:text-underline-style="solid" style:text-underline-width="auto" style:text-underline-color="font-color"/>
    </style:style>
    <style:style style:name="T32" style:family="text">
      <style:text-properties fo:color="#000000" style:text-underline-style="solid" style:text-underline-width="auto" style:text-underline-color="font-color" fo:font-weight="bold"/>
    </style:style>
    <style:style style:name="T33" style:family="text">
      <style:text-properties fo:color="#000000" officeooo:rsid="014aa3ce"/>
    </style:style>
    <style:style style:name="T34" style:family="text">
      <style:text-properties fo:color="#000000" fo:background-color="#ffffff" loext:char-shading-value="0"/>
    </style:style>
    <style:style style:name="T35" style:family="text">
      <style:text-properties fo:color="#000000" fo:font-weight="normal" style:font-weight-asian="normal" style:font-weight-complex="normal"/>
    </style:style>
    <style:style style:name="T36" style:family="text">
      <style:text-properties fo:color="#000000" fo:font-weight="normal" officeooo:rsid="0025f59d" style:font-weight-asian="normal" style:font-weight-complex="normal"/>
    </style:style>
    <style:style style:name="T37" style:family="text">
      <style:text-properties fo:color="#000000" fo:font-weight="normal" fo:background-color="#ffffff" loext:char-shading-value="0" style:font-weight-asian="normal" style:font-weight-complex="normal"/>
    </style:style>
    <style:style style:name="T38" style:family="text">
      <style:text-properties fo:color="#000000" fo:font-weight="normal" officeooo:rsid="003c09bf" fo:background-color="#ffffff" loext:char-shading-value="0" style:font-weight-asian="normal" style:font-weight-complex="normal"/>
    </style:style>
    <style:style style:name="T39" style:family="text">
      <style:text-properties fo:color="#000000" fo:font-size="12pt" style:font-size-asian="12pt" style:font-size-complex="12pt"/>
    </style:style>
    <style:style style:name="T40" style:family="text">
      <style:text-properties fo:color="#000000" fo:font-size="12pt" officeooo:rsid="014733d9" style:font-size-asian="12pt" style:font-size-complex="12pt"/>
    </style:style>
    <style:style style:name="T41" style:family="text">
      <style:text-properties fo:color="#000000" fo:font-size="12pt" officeooo:rsid="0036be91" style:font-size-asian="12pt" style:font-size-complex="12pt"/>
    </style:style>
    <style:style style:name="T42" style:family="text">
      <style:text-properties fo:color="#000000" fo:font-size="12pt" fo:font-style="italic" style:font-size-asian="12pt" style:font-size-complex="12pt"/>
    </style:style>
    <style:style style:name="T43" style:family="text">
      <style:text-properties fo:color="#000000" fo:font-size="12pt" fo:background-color="#ffffff" loext:char-shading-value="0" style:font-size-asian="12pt" style:font-size-complex="12pt"/>
    </style:style>
    <style:style style:name="T44" style:family="text">
      <style:text-properties fo:color="#000000" fo:font-size="12pt" officeooo:rsid="014c9343" fo:background-color="#ffffff" loext:char-shading-value="0" style:font-size-asian="12pt" style:font-size-complex="12pt"/>
    </style:style>
    <style:style style:name="T45" style:family="text">
      <style:text-properties fo:color="#000000" fo:font-size="12pt" officeooo:rsid="003c09bf" fo:background-color="#ffffff" loext:char-shading-value="0" style:font-size-asian="12pt" style:font-size-complex="12pt"/>
    </style:style>
    <style:style style:name="T46" style:family="text">
      <style:text-properties fo:color="#000000" fo:font-size="12pt" style:text-underline-style="solid" style:text-underline-width="auto" style:text-underline-color="font-color" fo:font-weight="bold" style:font-size-asian="12pt" style:font-size-complex="12pt"/>
    </style:style>
    <style:style style:name="T47" style:family="text">
      <style:text-properties fo:color="#000000" fo:font-size="12pt" fo:font-weight="normal" style:font-size-asian="12pt" style:font-weight-asian="normal" style:font-size-complex="12pt" style:font-weight-complex="normal"/>
    </style:style>
    <style:style style:name="T48" style:family="text">
      <style:text-properties fo:color="#000000" fo:font-size="12pt" fo:font-weight="normal" officeooo:rsid="00307f96" style:font-size-asian="12pt" style:font-weight-asian="normal" style:font-size-complex="12pt" style:font-weight-complex="normal"/>
    </style:style>
    <style:style style:name="T49" style:family="text">
      <style:text-properties fo:color="#000000" fo:font-size="12pt" fo:font-weight="normal" officeooo:rsid="0032107b" style:font-size-asian="12pt" style:font-weight-asian="normal" style:font-size-complex="12pt" style:font-weight-complex="normal"/>
    </style:style>
    <style:style style:name="T50" style:family="text">
      <style:text-properties fo:color="#000000" fo:font-size="12pt" fo:font-weight="bold" style:font-size-asian="12pt" style:font-size-complex="12pt"/>
    </style:style>
    <style:style style:name="T51" style:family="text">
      <style:text-properties fo:color="#000000" officeooo:rsid="0032107b"/>
    </style:style>
    <style:style style:name="T52" style:family="text">
      <style:text-properties fo:color="#000000" officeooo:rsid="00340b17"/>
    </style:style>
    <style:style style:name="T53" style:family="text">
      <style:text-properties fo:color="#000000" officeooo:rsid="003fe662"/>
    </style:style>
    <style:style style:name="T54" style:family="text">
      <style:text-properties fo:color="#000000" officeooo:rsid="0041b08e"/>
    </style:style>
    <style:style style:name="T55" style:family="text">
      <style:text-properties fo:color="#000000" officeooo:rsid="0041ce93"/>
    </style:style>
    <style:style style:name="T56" style:family="text">
      <style:text-properties fo:color="#0b0080" fo:font-size="12pt" fo:background-color="#ffffff" loext:char-shading-value="0" style:font-size-asian="12pt" style:font-size-complex="12pt"/>
    </style:style>
    <style:style style:name="T57" style:family="text">
      <style:text-properties officeooo:rsid="001ce096"/>
    </style:style>
    <style:style style:name="T58" style:family="text">
      <style:text-properties fo:font-variant="normal" fo:text-transform="none" fo:color="#000000" fo:font-size="12pt" style:font-size-asian="12pt" style:font-size-complex="12pt"/>
    </style:style>
    <style:style style:name="T59" style:family="text">
      <style:text-properties fo:font-variant="normal" fo:text-transform="none" style:font-name="Times New Roman" fo:font-size="11pt" fo:font-style="normal" style:font-size-asian="11pt" style:font-size-complex="11pt"/>
    </style:style>
    <style:style style:name="T60" style:family="text">
      <style:text-properties fo:font-style="italic"/>
    </style:style>
    <style:style style:name="T61" style:family="text">
      <style:text-properties fo:font-style="italic" style:text-underline-style="solid" style:text-underline-width="auto" style:text-underline-color="font-color"/>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normal" officeooo:rsid="014aa3ce" style:font-style-asian="italic" style:font-weight-asian="normal" style:font-style-complex="italic" style:font-weight-complex="normal"/>
    </style:style>
    <style:style style:name="T64" style:family="text">
      <style:text-properties fo:font-style="italic" officeooo:rsid="0041ce93"/>
    </style:style>
    <style:style style:name="T65" style:family="text">
      <style:text-properties fo:font-style="italic" officeooo:rsid="0041ce93" style:font-style-asian="italic" style:font-style-complex="italic"/>
    </style:style>
    <style:style style:name="T66" style:family="text">
      <style:text-properties style:text-underline-style="solid" style:text-underline-width="auto" style:text-underline-color="font-color"/>
    </style:style>
    <style:style style:name="T67" style:family="text">
      <style:text-properties style:font-name="Verdana2"/>
    </style:style>
    <style:style style:name="T68" style:family="text">
      <style:text-properties style:font-name="Times New Roman"/>
    </style:style>
    <style:style style:name="T69" style:family="text">
      <style:text-properties style:font-name="Times New Roman" fo:font-style="italic"/>
    </style:style>
    <style:style style:name="T70" style:family="text">
      <style:text-properties style:font-name="Times New Roman" fo:font-size="11pt" style:font-size-asian="11pt" style:font-size-complex="11pt"/>
    </style:style>
    <style:style style:name="T71" style:family="text">
      <style:text-properties fo:font-weight="normal"/>
    </style:style>
    <style:style style:name="T72" style:family="text">
      <style:text-properties fo:font-weight="normal" style:font-weight-asian="normal" style:font-weight-complex="normal"/>
    </style:style>
    <style:style style:name="T73" style:family="text">
      <style:text-properties fo:font-weight="normal" officeooo:rsid="002d1d35" style:font-weight-asian="normal" style:font-weight-complex="normal"/>
    </style:style>
    <style:style style:name="T74" style:family="text">
      <style:text-properties fo:font-weight="normal" fo:background-color="#ffffff" loext:char-shading-value="0" style:font-weight-asian="normal" style:font-weight-complex="normal"/>
    </style:style>
    <style:style style:name="T75" style:family="text">
      <style:text-properties fo:font-weight="normal" officeooo:rsid="003c09bf" fo:background-color="#ffffff" loext:char-shading-value="0" style:font-weight-asian="normal" style:font-weight-complex="normal"/>
    </style:style>
    <style:style style:name="T76" style:family="text">
      <style:text-properties officeooo:rsid="014aa3ce"/>
    </style:style>
    <style:style style:name="T77" style:family="text">
      <style:text-properties officeooo:rsid="014ba408"/>
    </style:style>
    <style:style style:name="T78" style:family="text">
      <style:text-properties fo:color="#000080"/>
    </style:style>
    <style:style style:name="T79" style:family="text">
      <style:text-properties officeooo:rsid="0166a6df"/>
    </style:style>
    <style:style style:name="T80" style:family="text">
      <style:text-properties officeooo:rsid="0025f59d"/>
    </style:style>
    <style:style style:name="T81" style:family="text">
      <style:text-properties fo:font-size="12pt" style:font-size-asian="12pt" style:font-size-complex="12pt"/>
    </style:style>
    <style:style style:name="T82" style:family="text">
      <style:text-properties fo:font-size="12pt" officeooo:rsid="0032107b" style:font-size-asian="12pt" style:font-size-complex="12pt"/>
    </style:style>
    <style:style style:name="T83" style:family="text">
      <style:text-properties fo:font-size="12pt" fo:font-style="italic" style:font-size-asian="12pt" style:font-size-complex="12pt"/>
    </style:style>
    <style:style style:name="T84" style:family="text">
      <style:text-properties fo:font-size="12pt" fo:font-style="italic" officeooo:rsid="014733d9" style:font-size-asian="12pt" style:font-size-complex="12pt"/>
    </style:style>
    <style:style style:name="T85" style:family="text">
      <style:text-properties fo:font-size="12pt" fo:font-style="italic" officeooo:rsid="01475f9e" style:font-size-asian="12pt" style:font-size-complex="12pt"/>
    </style:style>
    <style:style style:name="T86" style:family="text">
      <style:text-properties fo:font-size="12pt" fo:background-color="#ffffff" loext:char-shading-value="0" style:font-size-asian="12pt" style:font-size-complex="12pt"/>
    </style:style>
    <style:style style:name="T87" style:family="text">
      <style:text-properties fo:font-size="11pt" style:font-size-asian="11pt" style:font-size-complex="11pt"/>
    </style:style>
    <style:style style:name="T88" style:family="text">
      <style:text-properties fo:font-size="11pt" officeooo:rsid="0026a7d1" style:font-size-asian="11pt" style:font-size-complex="11pt"/>
    </style:style>
    <style:style style:name="T89" style:family="text">
      <style:text-properties officeooo:rsid="00288b8f"/>
    </style:style>
    <style:style style:name="T90" style:family="text">
      <style:text-properties officeooo:rsid="00297987"/>
    </style:style>
    <style:style style:name="T91" style:family="text">
      <style:text-properties style:font-name="Times New Roman1" officeooo:rsid="00288b8f"/>
    </style:style>
    <style:style style:name="T92" style:family="text">
      <style:text-properties style:font-name="Times New Roman1" officeooo:rsid="002aa316"/>
    </style:style>
    <style:style style:name="T93" style:family="text">
      <style:text-properties officeooo:rsid="002aa316"/>
    </style:style>
    <style:style style:name="T94" style:family="text">
      <style:text-properties officeooo:rsid="002c691b"/>
    </style:style>
    <style:style style:name="T95" style:family="text">
      <style:text-properties officeooo:rsid="002d1d35"/>
    </style:style>
    <style:style style:name="T96" style:family="text">
      <style:text-properties officeooo:rsid="001ec0b9"/>
    </style:style>
    <style:style style:name="T97" style:family="text">
      <style:text-properties officeooo:rsid="002e92c4"/>
    </style:style>
    <style:style style:name="T98" style:family="text">
      <style:text-properties officeooo:rsid="00307f96"/>
    </style:style>
    <style:style style:name="T99" style:family="text">
      <style:text-properties style:text-line-through-style="none" style:text-line-through-type="none" fo:font-size="12pt" style:text-underline-style="none" style:text-blinking="false" fo:background-color="#ffffff" loext:char-shading-value="0" style:font-size-asian="12pt" style:font-size-complex="12pt"/>
    </style:style>
    <style:style style:name="T100" style:family="text">
      <style:text-properties style:text-line-through-style="none" style:text-line-through-type="none" fo:font-size="12pt" fo:font-style="italic" style:text-underline-style="none" style:text-blinking="false" style:font-size-asian="12pt" style:font-size-complex="12pt"/>
    </style:style>
    <style:style style:name="T101" style:family="text">
      <style:text-properties officeooo:rsid="0032107b"/>
    </style:style>
    <style:style style:name="T102" style:family="text">
      <style:text-properties officeooo:rsid="00340b17"/>
    </style:style>
    <style:style style:name="T103" style:family="text">
      <style:text-properties officeooo:rsid="0036be91"/>
    </style:style>
    <style:style style:name="T104" style:family="text">
      <style:text-properties officeooo:rsid="00382f08"/>
    </style:style>
    <style:style style:name="T105" style:family="text">
      <style:text-properties officeooo:rsid="003a2ac6"/>
    </style:style>
    <style:style style:name="T106" style:family="text">
      <style:text-properties officeooo:rsid="003c09bf"/>
    </style:style>
    <style:style style:name="T107" style:family="text">
      <style:text-properties officeooo:rsid="003cb53b"/>
    </style:style>
    <style:style style:name="T108" style:family="text">
      <style:text-properties officeooo:rsid="003ee1b3"/>
    </style:style>
    <style:style style:name="T109" style:family="text">
      <style:text-properties officeooo:rsid="0041ce93"/>
    </style:style>
    <style:style style:name="T110" style:family="text">
      <style:text-properties fo:font-style="normal" officeooo:rsid="004238eb" style:font-style-asian="normal" style:font-style-complex="normal"/>
    </style:style>
    <style:style style:name="T111" style:family="text">
      <style:text-properties officeooo:rsid="004238eb"/>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style:num-suffix="." text:bullet-char="•">
        <style:list-level-properties text:space-before="0.6252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626in" fo:text-indent="-0.25in" fo:margin-left="0.5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327in" fo:text-indent="-0.25in" fo:margin-left="0.532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27in" fo:text-indent="-0.25in" fo:margin-left="0.782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27in" fo:text-indent="-0.25in" fo:margin-left="1.032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27in" fo:text-indent="-0.25in" fo:margin-left="1.282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27in" fo:text-indent="-0.25in" fo:margin-left="1.532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27in" fo:text-indent="-0.25in" fo:margin-left="1.782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27in" fo:text-indent="-0.25in" fo:margin-left="2.032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27in" fo:text-indent="-0.25in" fo:margin-left="2.282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27in" fo:text-indent="-0.25in" fo:margin-left="2.53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27in" fo:text-indent="-0.25in" fo:margin-left="2.782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4" style:family="graphic">
      <style:graphic-properties draw:marker-start="Double_20_arrow_20_curved" draw:marker-end="Double_20_arrow_20_curved" draw:fill="gradient" draw:fill-color="#729fcf" draw:fill-gradient-name="Gray_20_Gradient_20_1" draw:textarea-horizontal-align="justify" draw:textarea-vertical-align="middle" draw:auto-grow-height="false" fo:wrap-option="wrap"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he Problem with Traditional Mahematics Teaching</text:p>
      <text:p text:style-name="P37"/>
      <text:p text:style-name="P37"><text:span text:style-name="T22"><text:tab/>Typical math instruction on problem solving ultimately involves having students memorize a vast and disconnected number of facts, routines, and procedures that overwhelm them and is soon forgotten as new material is covered. </text:span><text:span text:style-name="T35">Rote memorization – or learning by repetition – may be useful for some things, such as learning the alphabet, </text:span><text:span text:style-name="T36">the periodic table, or maybe captals of nations</text:span><text:span text:style-name="T35">. And it can help students pass tests. But when it comes to mastering complex subjects and applying mathematics to real life situations, rote learning produces only superficial understanding making it appear that students comprehend the material when they do not. And because the information is not meaningful or deeply understood, they are more likely to forget what they have learned after the test. </text:span></text:p>
      <text:p text:style-name="P35"/>
      <text:p text:style-name="Text_20_body"><text:tab/>The still-dominant approach for teaching math from first grade through high-school algebra and beyond begins with the assumption that kids primarily need to learn “math facts.” Once the subject and the process of learning any subject are conceived to be the mere acquisition of isolated, independent facts, the process of teaching becomes that of administering drill.”[1] You do one problem after another until you’ve got it down cold. The most dreaded type of problem encountered in the classroom, often referred to by teachers and students alike as “word problems.” Word problems on the surface, appear as higher-level applications that involve real world problem solving. But, when the day is through, teachers typically turn the problem solution<text:span text:style-name="T80">s</text:span> into a set of steps that students once again commit to memory. As a former math teacher, I was constantly asked whether or not word problems would be on the next test. It may make you dread the whole subject (and avoid it whenever possible), but that’s the way it has to be done <text:span text:style-name="T80">in the mind of countless educators</text:span>. “Mindless mimicry mathematics,” as the National Research Council[5] calls it, or “rules without reason” has come to be accepted as the norm in our schools. One consequence of this is on display every time an adult describes himself or herself as hating math and lacking any ability for it. Generations of ex-students have written off the subject – as well as their own competence – at least partly as a result of Old School instruction.</text:p>
      <text:p text:style-name="Text_20_body"><text:span text:style-name="T23"><text:tab/></text:span><text:span text:style-name="T39">William Brownell a profound mathematics researcher observed that “intelligence plays no part” in this style of teaching. Even now, most students are still being taught math “as a routine skill,” says Lauren Resni</text:span><text:span text:style-name="T40">k</text:span><text:span text:style-name="T39"> “They do not develop higher order capacities for organizing and interpreting information.”[6] Thus, students may memorize the fact that 0.4 = 4/10, or successfully follow a recipe to solve for </text:span><text:span text:style-name="T42">x</text:span><text:span text:style-name="T39">, but the traditional approach leaves them clueless about the significance of what they’re doing. Without any feel for the bigger picture, they tend to plug in numbers mechanically as they follow the technique they’ve learned. They couldn’t be described as “successful in quantitative thinking,” because for that, as Brownell explained, “one needs a fund of meanings, not a myriad of ‘automatic responses’.... Drill does not develop meanings. Repetition does not lead to understandings.”[7] As a result of the standard approach to math instruction, students often can’t take the methods they’ve been taught and transfer them to problems even slightly different from those they’re used to. </text:span></text:p>
      <text:p text:style-name="Text_20_body"><text:tab/><text:span text:style-name="T79">Brownell in his classic paper, “The progressive Nature of Learning in Mathematics, claims that teachers are more concerned with the product of learning than the process of learning. If a teacher thinks that given a situation or a problem a student must merely learn an appropriate response or procedure, then the “process” becomes the same for every learning situation. Moreover, this process consists only of learning to react to stimulus in such away as to earn positive reinforcement. The correct answer becomes the sole consideration of the teacher. Brownell's point is that how one arrives at an answer is important in that it indicates the mathematical maturity level of <text:s/>students and enables teachers an effective basis for providing corrective feedback to facilitate understanding and correctu </text:span><text:soft-page-break/><text:span text:style-name="T79">answers. Brownell also complained that teachers do not really help students who need remediation. To develop their capabilities, students' must actively engage in activities which will nurture their progression in learning. More precisely, showing the child the correct connection and having him practice it is not teaching. According to John Kolb (1990), “Brownell's work is particularly impressive by his encouragement to attend o process as well as product. How a child learns can make the difference in whether or not the material ins meaningful. Whether or not they understand the relationship of mathematics; whether they acquire ability to add depth and breath to their knowledge of mathematics depends upon the process whereby they learn. The product of learning is certainly important but the measure of the product’s worth is in the quality of the process by which it was learned.”</text:span></text:p>
      <text:p text:style-name="Text_20_body"/>
      <text:p text:style-name="Text_20_body"><text:tab/>Researchers in mathematical thinking and learning have been concerned for some time that courses dominated by the teaching of manipulating symbols and memorizing procedures overemphasized mechanical aspects of courses and whose mastery did not necessarily aid the students’ ability to solve real problems, develop mathematical understandings, or to proceed to advanced student matter (8) (Douglas, 1986; Heid, 1988; Schoenfeld, 1986; Steen, 1987; Zorn, 1986). These researchers reject a view of knowledge as a collection of facts and ideas to be transmitted through lectures to passive learners, and, in contrast believe that learning any subject should be viewed as meaning-making processes that involves the learner in actively building connections between new concepts and what is already known. Their perspective is supported by research and lies in the realization that students who are more able to combine and connect the various parts of their knowledge into a useful and viable whole are the very students that succeed in solving mathematical problems. <text:span text:style-name="T87">Richard Paul very eloquently </text:span><text:span text:style-name="T88">sums up the problem with the traditional approach in teaching mathematics as a collection of disconnected facts and</text:span><text:span text:style-name="T87"> the dismal state of traditional mathematics teaching as follows:</text:span></text:p>
      <text:p text:style-name="P41"/>
      <text:p text:style-name="P41"><text:s/><text:tab/><text:span text:style-name="T81">“</text:span><text:span text:style-name="T83">We have armies of people who hate math. In other words, we commonly teach students math in <text:tab/>such a <text:tab/>way that they come to hate it; in such a way that they don't want to take another course <text:tab/>in math if they can possibly avoid it. And so the lecturing continues— chapter one, chapter two, <text:tab/>chapter three, concept, concept,concept....And in the mind of the student, all these various <text:tab/>concepts are simply there as something to remember. "What did you <text:s/>say we do on this <text:tab/>problem?... Invert and multiply, invert and multiply... Why do we invert and multiply... I don't <text:tab/>know, you didn't say what." And so what we do is give the students standard formulas, standard <text:tab/>questions that can be answered with standard procedures and move on even if they don't <text:tab/>understand the procedures they do.It is enough that they can give a correct answer. But if <text:tab/>you modify the problem so that it's slightly different, the student can't do it. Furthermore, <text:tab/>if you test them one month, two </text:span><text:span text:style-name="T84">m</text:span><text:span text:style-name="T83">onths, three months after the class is completed, you'll find <text:tab/>that very little of what was covered in the class is still in the mind of the students.<text:line-break/><text:line-break/><text:tab/>But, for those who think within the field well, this is what the field looks like:They see the parts <text:tab/>relating to the whole, and realize that to understand the part, you first need to look at and <text:tab/>understand the whole. They look <text:s/></text:span><text:span text:style-name="T85">a</text:span><text:span text:style-name="T83">t the whole from the point of view of the part. They look at <text:tab/>the part from the point of view of <text:s/>the whole. Making sense? Okay, let's add another idea. <text:tab/>Here's another part. Let's see how it fits into the <text:s/>whole. Now let's look at what the whole looks <text:tab/>like with this part in it. Whole .. part ... whole ... part … whole ... part.”</text:span></text:p>
      <text:p text:style-name="P37"/>
      <text:p text:style-name="Text_20_body">Unfortunately, most classroom teaching does not promote this type of understand and have students <text:soft-page-break/>blindly following a set of procedures to be memorized, practiced and habituated until students obtain the right answer that agrees with the answers found in the” back of the text book.” Learning is further inhibited by pressure to cover a prescribed course syllabus; testing (or the absence of tests that measure processes); and student frustration. After a student moves on to new content or even a new course, the research is quite clear, that within a few weeks they have forgotten what they learned and too often they are not prepared for college level work. Considering the prevalence of research suggesting that there may be better ways for students to learn mathematics than listening to their teachers and then practicing what they have heard in rote fashion, the rarity of innovative approaches is a matter for true concern. Students need to learn to apply their newly acquired mathematics skills by involvement in investigative situations, and their responses indicate very few activities to engage in such activities. (Dossey et al., 1988, p. 76).</text:p>
      <text:p text:style-name="Text_20_body"/>
      <text:p text:style-name="P68">The Center's Approach – Learning Mathematics through FACT – Developing a Foundation for Analysis through Critical Thinking</text:p>
      <text:p text:style-name="P7"><text:tab/>However, there is a way to teach mathematics that facilitates the type of learning envisioned by Richard Paul and others. It is the goal of <text:s/><text:span text:style-name="T89">MC</text:span><text:span text:style-name="T18">2 <text:s/></text:span><text:span text:style-name="T19">(</text:span>The Center of Mathematical Coaching and Consulting<text:span text:style-name="T90">)</text:span> <text:span text:style-name="T90">i</text:span>to provide instruction that develops successful problem solvers. The Center's approach teaches students to <text:span text:style-name="T89">integrate</text:span> a specific model of critical thinking <text:span text:style-name="T89">with research-based practices that </text:span>help<text:span text:style-name="T89">s</text:span> them make important connections and understand the concepts needed for deeper rather than superficial learning. <text:span text:style-name="T89">The approach, FACT</text:span><text:span text:style-name="T91">© </text:span><text:span text:style-name="T92">(Foundation for the Analysis through Critical Thinking)</text:span><text:span text:style-name="T89">, developed by MC</text:span><text:span text:style-name="T18">2</text:span><text:span text:style-name="T13">,</text:span> <text:span text:style-name="T90">incorporates decades of work used by successful teachers and supported by researchers dedicated to improving math learning. </text:span></text:p>
      <text:p text:style-name="P65"><text:span text:style-name="T39"><text:tab/>By combining aspects of critical thinking, envisioned by Richard Paul, with specific models for teaching mathematics, a powerful research-based metacognitive tool, FACT</text:span><text:span text:style-name="T25">©</text:span><text:span text:style-name="T39"> has been developed by the Center for Mathematical Coaching and Consulting. As students learn the fundamentals of FACT© and have reasoned through math ideas and problems, they will learn to routinely apply a set of strategies whenever they encounter a mathematical problem or even problems in other disciplines and situations. In time, students will gain skill in understanding the extent to which they can accurately state the purpose of a problem or what they are being asked to solve/find, learn effective methods for analyzing problems by breaking the problem into sub-goals, and determine information and relevant concepts and assumptions, and ultimately develop accurate solutions that the students will confirm without prompting. In their "Dimensions of Critical Thought”," Paul and Elder detail many of the skills and dispositions associated with critical thinking. You may also read about other </text:span><text:a xlink:type="simple" xlink:href="http://surry.edu/About/CriticalThinking/Strategies.aspx" text:style-name="Internet_20_link" text:visited-style-name="Visited_20_Internet_20_Link"><text:span text:style-name="T81">strategies </text:span></text:a><text:a xlink:type="simple" xlink:href="http://surry.edu/About/CriticalThinking/Strategies.aspx" text:style-name="Internet_20_link" text:visited-style-name="Visited_20_Internet_20_Link"><text:span text:style-name="T81">that </text:span></text:a><text:a xlink:type="simple" xlink:href="http://surry.edu/About/CriticalThinking/Strategies.aspx" text:style-name="Internet_20_link" text:visited-style-name="Visited_20_Internet_20_Link"><text:span text:style-name="T81">form the basis of </text:span></text:a><text:a xlink:type="simple" xlink:href="http://surry.edu/About/CriticalThinking/Strategies.aspx" text:style-name="Internet_20_link" text:visited-style-name="Visited_20_Internet_20_Link"><text:span text:style-name="T81">FACT</text:span></text:a><text:a xlink:type="simple" xlink:href="http://surry.edu/About/CriticalThinking/Strategies.aspx" text:style-name="Internet_20_link" text:visited-style-name="Visited_20_Internet_20_Link"><text:span text:style-name="T27">©</text:span></text:a><text:span text:style-name="T39"> from many scholars included in the reference section below or on the MC</text:span><text:span text:style-name="T25">2 </text:span><text:span text:style-name="T39">website.</text:span></text:p>
      <text:p text:style-name="P9"/>
      <text:p text:style-name="P7"><text:span text:style-name="T90"><text:tab/>FACT</text:span><text:span text:style-name="T91">©</text:span> is taught to students, not as another concept in itself to be learned as an “add-on” to everything else students are trying to master <text:span text:style-name="T89">but is learned subtely</text:span><text:span text:style-name="T4"> </text:span>as new content is covered. <text:span text:style-name="T97">The problem solving strategies are </text:span>develop<text:span text:style-name="T96">ed</text:span> concurrently <text:span text:style-name="T96">as students learn new </text:span>mathematical concepts<text:span text:style-name="T3">9lesteretal</text:span>. <text:span text:style-name="T97">So, </text:span>at the same time students are solving problems or learning a new concept, students at MC<text:span text:style-name="T3">2 </text:span>are using FACT<text:span text:style-name="T3">©</text:span> as a tool to think critically and develop control processes that allow them to personally evaluate how well they are internalizing and applying the content they are asked to learn.Teaching one component of the model at a time while giving students problems that can be solved using each component of the model allows students to internalize important critical thinking skills while they are learning math. Thus, it is the well-grounded belief of the Center that knowledge cannot be adequately learned for subsequent recall and application without students’ engaging in aspects of <text:soft-page-break/>critical thinking as they construct knowledge and solve new problems. </text:p>
      <text:p text:style-name="P6"><text:tab/>FACT<text:span text:style-name="T3">© <text:s/></text:span>is grounded <text:span text:style-name="T90">in</text:span> the concept of what researchers in mathematics, education, psychology, and other fields refer to as metacognition <text:span text:style-name="T90">and</text:span> involves how well one thinks about one's own think<text:span text:style-name="T90">ing as we </text:span><text:s/>monitor and regulat<text:span text:style-name="T90">e</text:span> <text:span text:style-name="T90">new </text:span>learning. Current literature in mathematics and science education supports an emphasis on metacognition for all levels of learning from arithmetic, through calculus and beyond.To maximize learning it is essential that students take charge of their own thinking and gain active control over the learning process. Simply put, students need to learn how to plan the way to approach a learning task while monitoring his or her own comprehension, and evaluating their progress towards the completion of a task. <text:span text:style-name="T90">M</text:span>etacognitive knowledge in<text:span text:style-name="T90">volves</text:span> understanding one's own capabilities, how one understands concepts and connections to other learning and past experiences, the type of assignment, and one's own capability for using strategies to study and learn new information. In effect, <text:span text:style-name="T1">FACT</text:span><text:span text:style-name="T4">@</text:span> is specifically designed to improve student's metacognition by having them systematically assess and monitor his/her own thinking in order to make thinking better—more clear, more accurate, more logical. Improving students' metacognition results in self-directed, self-disciplined, self-monitored, and self-corrective thinking. The model involves applying consistent strategies and standards to thinking and a <text:span text:style-name="T93">disposition to skillfully employ </text:span>their use. </text:p>
      <text:p text:style-name="P5"><text:tab/>Results from numerous studies demonstrate that learning metacognitive problem-solving processes is useful in mathematics and other subjects. As students master metacognitive strategies, they often develop and discover their own problem solving strategies and become adept at using them with greater confidence in tackling problem-solving tasks in any situation with enhanced reasoning skills. References located <text:span text:style-name="T93">in the reference section </text:span>include several studies in support of metacognition. One study in particular, conducted by Kramarski, Weisse, and Kolsher (2003), investigated the effects of self metacognitive questioning training on students' (a) mathematical problem solving; (b) mathematical anxiety; and (c) on problem solving and anxiety of mathematics of higher and lower achievers. Findings indicate that metacognitively trained students gaine more than control students in mathematical problem-solving performance. In addition, the metacognitively trained students reduced their mathematical anxiety more than control group students. </text:p>
      <text:p text:style-name="P32">The Dual Nature of Problem Solving</text:p>
      <text:p text:style-name="P12"><text:tab/>Problem solving and learning mathematics is often <text:span text:style-name="T93">viewed</text:span> as dualistic <text:span text:style-name="T95">that separates content to be taught as procedural knowledge or concepts with the greater emphasis placed on procecural knowledge or the mechanics of what to do and when</text:span> (graphing, <text:span text:style-name="T57">computations, </text:span>drawing, factoring, applying formulas and theorems, etc.). <text:span text:style-name="T94">Conceptual meanings and understandings – the ideas behind the procedures are sacrificed and students (and teachers) soon confuse understanding math with actually performing correct procedures, albeit the majority of the time through memorization</text:span>. <text:span text:style-name="T94">There is no doubt that students need to know how to apply procedures correctly and to develop meaningful understanding of concepts; </text:span>however, neither possessing a repertoire of content and procedural knowledge alone is sufficient for learning new ideas or effective problem solving. According to researchers at the university of Georgia, to build a theory of problem solving, a manager function must be incorporated in the system. Schoenfeld<text:span text:style-name="T3">5</text:span> often described th<text:span text:style-name="T95">is</text:span> <text:span text:style-name="T95">manager feature as</text:span> an executive or <text:span text:style-name="T95">self-</text:span>monitoring component <text:span text:style-name="T95">that successful students</text:span> constant<text:span text:style-name="T95">ly</text:span> <text:span text:style-name="T95">employ a</text:span>s <text:span text:style-name="T95">they</text:span> engage in problem solving <text:span text:style-name="T95">situations</text:span>. <text:span text:style-name="T95"><text:s/></text:span><text:span text:style-name="T1">FACT</text:span><text:span text:style-name="T4">@ <text:s/></text:span><text:span text:style-name="T14">provides a tool for improving students'</text:span> <text:span text:style-name="T73">ability to self-monitor through reflection as they begin to understand concepts and why processes are needed and how to affectivly apply them</text:span><text:span text:style-name="T72">.</text:span></text:p>
      <text:p text:style-name="P33"/>
      <text:p text:style-name="P3"/>
      <text:p text:style-name="P3"/>
      <text:p text:style-name="P3"><text:soft-page-break/></text:p>
      <text:p text:style-name="P1"><text:span text:style-name="T9"><text:s text:c="10"/>D</text:span><text:span text:style-name="T8">ua</text:span><text:span text:style-name="T10">l</text:span><text:span text:style-name="T8">ity of Problems Solving and Learning Mathematics</text:span></text:p>
      <text:p text:style-name="P2"/>
      <text:p text:style-name="P2"/>
      <text:p text:style-name="P23"><draw:rect text:anchor-type="paragraph" draw:z-index="0" draw:style-name="gr1" draw:text-style-name="P93" svg:width="1.5724in" svg:height="0.6343in" svg:x="0.3465in" svg:y="0.111in"><text:p text:style-name="P93">Problem Solving</text:p><text:p text:style-name="P93"><text:s/>Processes</text:p></draw:rect><draw:rect text:anchor-type="paragraph" draw:z-index="2" draw:style-name="gr2" draw:text-style-name="P93" svg:width="0.0571in" svg:height="0.0571in" svg:x="3.3201in" svg:y="0.2154in"><text:p/></draw:rect><draw:rect text:anchor-type="paragraph" draw:z-index="3" draw:style-name="gr1" draw:text-style-name="P93" svg:width="1.6098in" svg:height="0.5878in" svg:x="3.3016in" svg:y="0.0819in"><text:p text:style-name="P93">Knowledge of Content</text:p></draw:rect></text:p>
      <text:p text:style-name="P23"><draw:rect text:anchor-type="paragraph" draw:z-index="1" draw:style-name="gr2" draw:text-style-name="P93" svg:width="0.6059in" svg:height="0.0012in" svg:x="3.4339in" svg:y="0.0791in"><text:p/></draw:rect><draw:custom-shape text:anchor-type="paragraph" draw:z-index="4" draw:style-name="gr3" svg:width="1.4398in" svg:height="0.1461in" svg:x="1.8618in" svg:y="0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3"/>
      <text:p text:style-name="P23"><text:tab/><text:tab/><text:tab/><text:tab/></text:p>
      <text:p text:style-name="P24"><text:tab/><text:tab/> <text:s text:c="5"/><text:span text:style-name="T16">FACT</text:span><text:span text:style-name="T17">@ </text:span><text:span text:style-name="T11">= Meta cognitive</text:span><text:span text:style-name="T12"> Strategies</text:span><text:span text:style-name="T11"> </text:span></text:p>
      <text:list xml:id="list2515938235321581439" text:style-name="L4">
        <text:list-header>
          <text:p text:style-name="P69"><draw:custom-shape text:anchor-type="paragraph" draw:z-index="5" draw:style-name="gr4" svg:width="4.2614in" svg:height="0.3705in" draw:transform="rotate (-3.14159265358979) translate (4.69305555555556in 0.370138888888889in)"><text:p/><draw:enhanced-geometry svg:viewBox="0 0 21600 21600" draw:mirror-horizontal="false" draw:mirror-vertical="false" draw:text-areas="?f5 ?f1 ?f6 ?f3" draw:type="left-right-arrow" draw:modifiers="4130.06134969325 5952.40083507307"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list-header>
      </text:list>
      <text:p text:style-name="P25"/>
      <text:p text:style-name="P4"/>
      <text:p text:style-name="P36"/>
      <text:p text:style-name="P36"/>
      <text:p text:style-name="P18"><text:tab/>Initially, MC<text:span text:style-name="T3">2 </text:span>staff assesses how a student understands important concepts and the extent to which it has become internalized, if students are connecting prior learning and experience to the concept, and then provide opportunities for students to apply the concept to a problem. In learning concepts, making connections, and successfully applying concepts in problem solving students gain an appreciation of the value of understanding the new idea.<text:span text:style-name="T97">Tutors at </text:span>MC<text:span text:style-name="T3">2 </text:span><text:s/><text:span text:style-name="T97">are trained </text:span><text:s/>to understand, through listening and careful observation, the tools that students work with - what they know (knowledge of content), and how that knowledge is deployed (processes). We recognize that students often fail because they lack the knowledge base or full understanding of content and processes while carrying along misconceptions and misremembered facts to problem between the mathematical concepts and processes (including metacognitive ones) used to solve problem situations. In addition, students sometimes fail to pursue particular options because they overlooked them, which is a metacognitive failure, or of not seeing the right "connections." </text:p>
      <text:p text:style-name="P63"><text:tab/><text:span text:style-name="T98">At <text:s/>MC</text:span><text:span text:style-name="T7">2</text:span><text:span text:style-name="T15">, </text:span>FACT© <text:span text:style-name="T97">is used to </text:span>provide a systematically organized approach, under the direction of a teacher <text:span text:style-name="T96">or trained tutor</text:span>, for developing control <text:span text:style-name="T101">and self-monitoring </text:span>processes <text:span text:style-name="T101">that help students understand math</text:span>. Through meaningful practice students will develop a disposition for evaluating their work, assessing what they <text:span text:style-name="T20">are doing, becoming more aware of when things seem unclear or off track, when they need an example and coaching, and when their solutions are just not working. Too often, students are not given an opportunity to evaluate, to think about what they are studying; </text:span><text:span text:style-name="T21">rather, they</text:span><text:span text:style-name="T20"> rely on memorization and blindly follow a set of rules as described earlier. It is the purpose to the Center to equip students with strategies to assess their abilities and gain greater control of their own learning that leads to greater confidence and competence. The Research is quite clear that the approach used by MC</text:span><text:span text:style-name="T5">2 </text:span><text:span text:style-name="T20">facilitates student learning at a deeper level that lead to better grades, higher levels of achievement, and reduced math anxiety.  </text:span><text:span text:style-name="T2">reference</text:span></text:p>
      <text:p text:style-name="P19"> </text:p>
      <text:p text:style-name="P14"><text:span text:style-name="T1">Overview of FACT</text:span><text:span text:style-name="T4">@</text:span></text:p>
      <text:p text:style-name="P74"><text:tab/></text:p>
      <text:p text:style-name="P74"/>
      <text:p text:style-name="P60"><text:span text:style-name="T39"><text:tab/>Too often students are told to analyze a problem and have never been taught how to systematically analyze anything. The critical thinking model, combined with Polya's work and </text:span><text:soft-page-break/><text:span text:style-name="T39">subsequent research findings contribute toward addressing the </text:span><text:span text:style-name="T46">how</text:span><text:span text:style-name="T39"> to understand, analyze, and solve problems. </text:span><text:span text:style-name="T47">FACT</text:span><text:span text:style-name="T26">@ </text:span><text:span text:style-name="T48">is a model for mathematical problem solving that integrates three critical components: 1) C</text:span><text:span text:style-name="T47">ritical thinking developed by the Foundation and Center for Critical Thinking </text:span><text:span text:style-name="T48">(</text:span><text:a xlink:type="simple" xlink:href="http://www.criticalthinking.org/" text:style-name="Internet_20_link" text:visited-style-name="Visited_20_Internet_20_Link"><text:span text:style-name="T28">www.criticalthinking.org</text:span></text:a><text:span text:style-name="T47">), </text:span><text:span text:style-name="T48">2) Polya's Model for Mathematical Reasoning and Problem Solving and recent </text:span><text:span text:style-name="T49">the body of relevant and recent </text:span><text:span text:style-name="T48">research-based extensions of his work, and 3) a</text:span><text:span text:style-name="T47"> broad spectrum of </text:span><text:span text:style-name="T48">learning strategies from the body of </text:span><text:span text:style-name="T47">research and </text:span><text:span text:style-name="T48">effect</text:span><text:span text:style-name="T49">i</text:span><text:span text:style-name="T48">ve teaching </text:span><text:span text:style-name="T47">practi</text:span><text:span text:style-name="T48">ce that </text:span><text:span text:style-name="T47">have contributed to a greater understanding of concept development as it pertains to mathematics learning and problem solving</text:span></text:p>
      <text:p text:style-name="P53"/>
      <text:p text:style-name="P52">Critical Thinking</text:p>
      <text:p text:style-name="P46"><text:tab/></text:p>
      <text:p text:style-name="P55"><text:span text:style-name="T39"><text:tab/></text:span><text:span text:style-name="T81">Richard Paul, Director of Research at the Center for Critical Thinking, is considered internationally as the imminent scholar of critical thinking. FACT</text:span><text:span text:style-name="T6">©</text:span><text:span text:style-name="T81"> is based on the critical thinking model originally developed by Richard Paul and extended by Linda Elder. The essence of </text:span><text:span text:style-name="T82">the </text:span><text:span text:style-name="T81">Paul and Elder model for critical thinking is metacognition: applying intellectual tools to assess and monitor thinking in order to make thinking better—more clear, more accurate, more defensible. The model provides a systematic approach or set of intellectual tools for “unlocking” the logic of concepts and ideas. An understanding of the model and its consistent application empowers students in gaining a greater awareness of his/her own reasoning and regulation of</text:span><text:span text:style-name="T39"> when and how to use particular strategies for learning and thinking. The following excerpt from Paul and Elder’s </text:span><text:span text:style-name="Emphasis"><text:span text:style-name="T39">Miniature Guide to Critical Thinking</text:span></text:span><text:span text:style-name="Emphasis"><text:span text:style-name="T58"> </text:span></text:span><text:span text:style-name="T39">further explains the concept:</text:span></text:p>
      <text:p text:style-name="P15"/>
      <text:p text:style-name="P64">Critical thinking is that mode of thinking—about any subject, content, or problem—in which the thinker improves the quality of his or her thinking by skillfully taking charge of the structures inherent in thinking and imposing intellectual standards upon them.</text:p>
      <text:p text:style-name="P64">A well-cultivated critical thinker:</text:p>
      <text:list xml:id="list187423644030340758" text:style-name="L5">
        <text:list-item>
          <text:p text:style-name="P91">Raises vital questions and problems, formulating them clearly and precisely;</text:p>
        </text:list-item>
        <text:list-item>
          <text:p text:style-name="P91">Gathers and assesses relevant information, using abstract ideas to interpret it effectively;</text:p>
        </text:list-item>
        <text:list-item>
          <text:p text:style-name="P91">Comes to well-reasoned conclusions and solutions, testing them against relevant criteria and standards;</text:p>
        </text:list-item>
        <text:list-item>
          <text:p text:style-name="P91">Thinks open-mindedly within alternative systems of thought, recognizing and assessing, as need be, their assumptions, implications, and practical consequences; and</text:p>
        </text:list-item>
        <text:list-item>
          <text:p text:style-name="P92"><text:span text:style-name="T30">C</text:span><text:span text:style-name="T29">ommunicates effectively with others in figuring out solutions to complex problems.</text:span></text:p>
        </text:list-item>
      </text:list>
      <text:p text:style-name="P64"/>
      <text:p text:style-name="P64">Critical thinking is, in short, self-directed, self-disciplined, self-monitored, and self-corrective thinking. It presupposes assent to rigorous standards of excellence and mindful command of their use. It entails effective communication and problem solving abilities and a commitment to overcome our native egocentrism and sociocentrism.</text:p>
      <text:p text:style-name="P46"/>
      <text:p text:style-name="P38"><text:span text:style-name="T22"><text:tab/></text:span><text:span text:style-name="T51">Thus, </text:span><text:span text:style-name="T22">critical thinking, as de</text:span><text:span text:style-name="T51">veloped</text:span><text:span text:style-name="T22"> by Paul and Elder, </text:span><text:span text:style-name="T51">provides a metacognitive tool </text:span><text:span text:style-name="T52">that reflects the type of self-monitoring </text:span><text:span text:style-name="T22">described </text:span><text:span text:style-name="T52">by researchers as a key element for learning mathematics, in particular,and learning in general.</text:span><text:span text:style-name="T22">The statement from Alan Schoenfeld depicts the </text:span><text:span text:style-name="T52">relationship and </text:span><text:soft-page-break/><text:span text:style-name="T52">connections between</text:span><text:span text:style-name="T22"> metacogntion and critical thinking:</text:span> “the role of metacognition in problem solving has been concerned with two related components: (a) knowledge of one’s own thought processes and (b) regulation and monitoring of one’s activity during problem solving...good problem solving calls for using effectively what you know: “If you don’t have a good sense of what you know, you may find it difficult to be an efficient problem solver. (1987). Schoenfeld later (1992) describes the <text:span text:style-name="T102">importance</text:span> <text:span text:style-name="T102">and similarity with regard to self-monitoring and metacognition found in the processes of </text:span>writing and <text:span text:style-name="T102">in doing </text:span>mathematics:</text:p>
      <text:p text:style-name="P39"/>
      <text:p text:style-name="P39"><text:tab/>“As we write, we often scrap the past few sentences or paragraphs and return to the original <text:tab/>outline, or may decide to modify it on the basis of what you've just written. Or, as you work a <text:tab/>mathematical problem you may realize that the problem is more complex than you had thought <text:tab/>at first. Perhaps the best thing to do is start over, and make sure that you've fully understood it. <text:tab/>Note that at this level of description, the actions in all three domains – reading, writing, and <text:tab/>mathematics – is much the same. In the midst of intellectual activity ("problem solving," <text:tab/>broadly construed), you kept tabs on how well things were going. If things appeared to be <text:tab/>proceeding well, you continued along the same path; if they appeared to be problematic, you <text:tab/>took stock and considered other options. Monitoring and assessing progress "on line," and <text:tab/>acting in response to the assessments of on-line progress, are the core components of self-<text:tab/>regulation.”</text:p>
      <text:p text:style-name="P75"><text:tab/></text:p>
      <text:p text:style-name="P58"><text:span text:style-name="T39"><text:tab/></text:span><text:span text:style-name="T41">Thus, t</text:span><text:span text:style-name="T39">he key factor in effective problem solving </text:span><text:span text:style-name="T41">or writing </text:span><text:span text:style-name="T39">is to assist students in developing “</text:span><text:span text:style-name="T41">habits of mind” or an intellecutual dispostion to constantly monitor and “keep tabs” of their own thinking within</text:span><text:span text:style-name="T39"> the context of learning any discipline. </text:span><text:span text:style-name="T41">These habits of mind can be taught. </text:span><text:span text:style-name="T39">One advantage of the Paul and Elder model for Critical Thinking that forms the basis of FACT</text:span><text:span text:style-name="T25">© </text:span><text:span text:style-name="T39">is the identification of standards and components of reasoning that serve as useful metacognitive tools for <text:s/>analyzing,</text:span><text:span text:style-name="T41"> assessing, and evaluating </text:span><text:span text:style-name="T39">one's own thinking in a systematic and disciplined way. Critical thinkers, according to Paul and Elder, analyze their thinking and that of others by identifying and examining basic structures inherent in all thinking </text:span><text:span text:style-name="T47">(Elements of Thought)</text:span><text:span text:style-name="T50">. </text:span><text:span text:style-name="T39">These Elements include: </text:span><text:span text:style-name="T47">purpose, point of view, assumptions, implications and consequences, data and information, inferences and interpretations, concepts, and question at issue. Paul and Elder explain in </text:span><text:span text:style-name="Emphasis"><text:span text:style-name="T47">Tools for Taking Charge of Your Learning and Your Life</text:span></text:span><text:span text:style-name="T47">, “Whenever you are reasoning you are trying to accomplish some purpose, within a point of view, using concepts or ideas. You are focused on some question, issue or problem, using information to come to conclusions, based on assumptions, all of which has implications.”</text:span></text:p>
      <text:p text:style-name="P20"> <text:tab/></text:p>
      <text:p text:style-name="P20"><text:tab/>Each element plays a crucial role in thought. What is our purpose? What questions are we raising? What information are we using? What assumptions are we making? What data are we gathering? What data do we not have? Given the data that we have, what is it telling us? And, when we come to conclusions about the data, what do those conclusions imply? Within what point of view are we thinking? Do we need to consider another point of view? Where can we get access to such points of view? Questions like this are questions that embody the elements in very important ways. They are crucial questions. <text:span text:style-name="T103">Imagine students adding these elements or questions to their repertoire of skills as they work through problems. Sadly</text:span>, students <text:span text:style-name="T103">and probably most people </text:span>are not in the habit of asking them.</text:p>
      <text:p text:style-name="P46"/>
      <text:p text:style-name="P52">Elements of Reasoning:</text:p>
      <text:p text:style-name="P38"><text:soft-page-break/></text:p>
      <text:list xml:id="list1388435947707715047" text:style-name="L6">
        <text:list-item>
          <text:p text:style-name="P70">All reasoning is an attempt to figure something out, to settle some question, to solve some problem.</text:p>
        </text:list-item>
        <text:list-item>
          <text:p text:style-name="P70">All reasoning is based on assumptions.</text:p>
        </text:list-item>
        <text:list-item>
          <text:p text:style-name="P70">All reasoning is done from some point of view.</text:p>
        </text:list-item>
        <text:list-item>
          <text:p text:style-name="P70">All reasoning is based on data, information, and evidence.</text:p>
        </text:list-item>
        <text:list-item>
          <text:p text:style-name="P70">All reasoning is expressed through, and shaped by, concepts and ideas.</text:p>
        </text:list-item>
        <text:list-item>
          <text:p text:style-name="P70">All reasoning contains inferences by which we draw conclusions and give meaning to data.</text:p>
        </text:list-item>
        <text:list-item>
          <text:p text:style-name="P76">All reasoning leads somewhere, has implications and consequences.</text:p>
        </text:list-item>
      </text:list>
      <text:p text:style-name="P46"/>
      <text:p text:style-name="P39">The Elements of Reasoning provide a method of understanding the logic of a mathematical problem, issue, or our reasoning or those of others on any subject. It serves as a useful tool to summarize one's own thinking about a problem at hand.</text:p>
      <text:p text:style-name="P46">Table 1 below provides a useful template for analyzing math or other problem situations:</text:p>
      <table:table table:name="Table8" table:style-name="Table8">
        <table:table-column table:style-name="Table8.A"/>
        <table:table-row>
          <table:table-cell table:style-name="Table8.A1" office:value-type="string">
            <text:p text:style-name="P26">The Elements of Reasoning</text:p>
            <text:p text:style-name="P26">1. The <text:span text:style-name="T61">purpose</text:span> of the problem is __________________________________________________________________.</text:p>
            <text:p text:style-name="P26"><text:span text:style-name="T60">(State as accurately as possible, the purpose for solving the problem. What exactly are we trying to <text:s text:c="2"/>do? What purpose will our solution achieve? Why is the </text:span><text:span text:style-name="T61">problem important</text:span><text:span text:style-name="T60">?)</text:span></text:p>
            <text:p text:style-name="P26">2. The key <text:span text:style-name="T61">question</text:span> or <text:span text:style-name="T61">problem</text:span> is __________________________________________________________________.</text:p>
            <text:p text:style-name="P27">(What exactly are we trying to determine? What is the problem or goal? Can I break the <text:s/>problem down into sub-problems? Can I categorize the problem into a particular type?)</text:p>
            <text:p text:style-name="P26">3. The most important <text:span text:style-name="T60">information</text:span> for addressing and solving the problem is ______________________________________________________________________________________________.</text:p>
            <text:p text:style-name="P28">(Identify key information needed, or presupposed for addressing the problem. Here we are looking for facts or data relevant to the problem, What information such as data, and facts do I have? What <text:span text:style-name="T66">information</text:span> do I need to answer the question? Does it seem that some <text:span text:style-name="T66">information</text:span> is still missing? How is information to be accessed and used?)</text:p>
            <text:p text:style-name="P26">4. The key <text:span text:style-name="T61">concepts</text:span> we need to understand in this problem are __________________________________________</text:p>
            <text:p text:style-name="P26"><text:s/><text:span text:style-name="T67">________________________________________________________________________.</text:span></text:p>
            <text:p text:style-name="P26"><text:s/><text:span text:style-name="T68">(</text:span><text:span text:style-name="T69">What concepts or content (theorems, definitions, formulas, etc.) do we need to understand for reaching a solution?)</text:span></text:p>
            <text:p text:style-name="P29">5. The main assumption(s) underlying our understanding of the problem is (are) ______________________________</text:p>
            <text:p text:style-name="P29">_______________________________________________________________________________________________.</text:p>
            <text:p text:style-name="P30">(What is the author or problem as stated taking for granted? What assumptions are we making? Are our assumptions justifiable? Assumptions are generalizations that might be questioned and are most often unstated.)</text:p>
            <text:p text:style-name="P29"><text:span text:style-name="T29">6. </text:span><text:span text:style-name="T22">The basis for our </text:span><text:span text:style-name="T32">inferences </text:span><text:span text:style-name="T22">and </text:span><text:span text:style-name="T32">interpretations</text:span><text:span text:style-name="T22"> at this point are _______________________________________</text:span></text:p>
            <text:p text:style-name="P26"><text:span text:style-name="T68">_________________________________________</text:span><text:span text:style-name="T67">__________________________________________.</text:span></text:p>
            <text:p text:style-name="P29"><text:span text:style-name="T60">(Is there another way to interpret the information? Can I justify my interpretation of the information or problem to be solved? Have I made any inferences beyond what the evidence</text:span> <text:span text:style-name="T60">implies? Are my inference consistent?)</text:span></text:p>
            <text:p text:style-name="P26">7. The most important <text:span text:style-name="T61">conclusion(s)</text:span> or Implication(s) in solving this problem is (are)?<text:span text:style-name="T67">________________________________________________________________________.</text:span></text:p>
            <text:p text:style-name="P26">(<text:span text:style-name="T62">Does my answer(s) make sense within the context of the problem? What did I learn from solving this problem? Can my strategies be extended to other types of problems? What would I do differently next time? Can I present my analysis and </text:span><text:soft-page-break/><text:span text:style-name="T62">solution using a clear coherent argument reflecting the sophistication appropriate to the problem at hand/</text:span><text:span text:style-name="T63">)</text:span></text:p>
            <text:p text:style-name="P29">8. The main point(s) of view or perspective(s) represented in this problem is (are)?_____________________________________________________________________________________________.</text:p>
            <text:p text:style-name="P30">(Could I work the problem using a different approach or technique? How can we check our results?)</text:p>
          </table:table-cell>
        </table:table-row>
      </table:table>
      <text:p text:style-name="P42">Table 1: Adapted from: Paul, R. &amp; Elder, L. (2010). The Thinkers Guide to Analytic Thinking: How to Take Thinking Apart and What to Look for When You Do. Dillon Beach, CA: Foundations for Critical Thinking Press. Paul, R., Niewoehner, R., &amp; Elder, L. (2007). The Thinkers Guide to Engineering Reasoning. Dillon Beach, CA: Foundations for Critical Thinking Press.</text:p>
      <text:p text:style-name="P44"/>
      <text:p text:style-name="P46">The Elements <text:span text:style-name="T104">are</text:span> basic components in all thinking situations and serve a useful tool in analyzing our thoughts. However, the ability to address each element does not imply that thinking is good, <text:span text:style-name="T104">logical, </text:span>correct, accurate, <text:span text:style-name="T104">relevant </text:span>or even ethical. Though students think, they ordinarily do not think in productive ways that lead to quality self-assessment and reflection. Consider, for instance, the possibility that in attempting to think through a problem, the likelihood that one may be answering the wrong question, based on faulty assumptions, from a biased or self-serving point of view, using inaccurate or poor data...and reach faulty conclusions with bad implications.</text:p>
      <text:p text:style-name="P46"/>
      <text:p text:style-name="P46">To help ensure that our thinking is good, then it should be measured against intellectual <text:span text:style-name="T71">standards </text:span>such as clarity, accuracy, precision, relevance, depth, breadth, logic, significance, and fairness. Paul and Elder note that “these are not the only intellectual standards a person might use. They are simply among those that are the most fundamental. . . . Thinking critically requires command of [these] fundamental intellectual standards.”</text:p>
      <text:p text:style-name="P46"/>
      <text:p text:style-name="P38"><text:span text:style-name="T1">Intellectual Standards </text:span>(from How to Study and Learn a Discipline, Paul and Elder, 2007)</text:p>
      <text:list xml:id="list1875045671819102414" text:style-name="L7">
        <text:list-item>
          <text:p text:style-name="P71">Clarity – understandable, the meaning can be grasped</text:p>
        </text:list-item>
        <text:list-item>
          <text:p text:style-name="P71">Accuracy - free from errors or distortions, true</text:p>
        </text:list-item>
        <text:list-item>
          <text:p text:style-name="P71">Precision – exact to the necessary level of detail</text:p>
        </text:list-item>
        <text:list-item>
          <text:p text:style-name="P71">Relevance – related to the matter at hand</text:p>
        </text:list-item>
        <text:list-item>
          <text:p text:style-name="P71">Depth – containing complexities and multiple interrelationships</text:p>
        </text:list-item>
        <text:list-item>
          <text:p text:style-name="P72">Breadth – includes multiple viewpoints, comprehensive in scope and broadminded</text:p>
        </text:list-item>
        <text:list-item>
          <text:p text:style-name="P72">Logic – The parts make sense together, no contradictions</text:p>
        </text:list-item>
        <text:list-item>
          <text:p text:style-name="P72">Significance – having importance and meaningful to the problem or question</text:p>
        </text:list-item>
        <text:list-item>
          <text:p text:style-name="P72">Fairness – bias free, considerate of other approaches or points of view</text:p>
          <text:p text:style-name="P73"/>
        </text:list-item>
      </text:list>
      <text:p text:style-name="P13">Apply<text:span text:style-name="T107">ing</text:span> Intellectual Standards:</text:p>
      <text:p text:style-name="P15"><text:tab/>Good thinking requires the disciplined use of Standards to our thinking. Too often educators remark on the need for “high standards”; yet, when pressed, they are often vague in their meaning of “standards” and generally equate standards to grading policies. In contrast, Paul and Elder (2003) assert that universal intellectual standards “are standards which must be applied to thinking whenever one is interested in checking the quality of reasoning about a problem, issue, or situation. The Standards should be internalized and used in students thinking. To help students learn to apply standards, teachers need to pose questions that help students think about their understanding. These questions are those that students should ask themselves at every step of the problem solving process. </text:p>
      <text:p text:style-name="P16"><text:soft-page-break/><text:tab/>As <text:span text:style-name="T104">students are coached or taught our tutors m</text:span>odel the thinking <text:span text:style-name="T104">they</text:span> want students to learn. I<text:span text:style-name="T104">t</text:span> <text:span text:style-name="T104">is important for teachers to </text:span>point out exactly what moves <text:span text:style-name="T104">he/she is</text:span> making <text:span text:style-name="T104">when the teacher is solving a problem. While solving a probem, a teacher should think aloud stating, for example, “What information <text:s text:c="2"/>are we provided in this problem (element)? Are these data relevant (standard)? Or “Am I making an assumption about the graph (element)? Are my assumptions logical? accurate (standard)? What are the practical implications (element) of my solution? If our assumption (element) is false, then what are the implications (element)? What exactly are we being asked to find or what question are we trying to answer (element)?” Is the conclusion (element) accurate (stamdard).</text:span> </text:p>
      <text:p text:style-name="P17"><text:tab/><text:span text:style-name="T105">During and after a problem has been solved, it is important for</text:span> students <text:span text:style-name="T105">to </text:span>observe the question<text:span text:style-name="T105">s</text:span> <text:span text:style-name="T105">the teacher/tutor </text:span>are asking and the thinking display<text:span text:style-name="T105">ed</text:span> and then discuss the <text:span text:style-name="T105">metacognitive </text:span>moves <text:span text:style-name="T105">that were</text:span> made. The main point is that it is <text:span text:style-name="T105">important </text:span>to help students learn to use these “moves” in their thinking while learning and applying content of the course. <text:span text:style-name="T105">Throughout a teaching session it is important to make explicit those types of questions by both teacher and student.</text:span> <text:span text:style-name="T105">After some time,</text:span> this behavior, <text:span text:style-name="T105">applying critical thinking,</text:span> become<text:span text:style-name="T105">s</text:span> habitual. <text:span text:style-name="T74">Practice in applying intellectual standards to the basic elements of thought are important steps as students seek to develop the traits of an independent, self-confident learner. Applying critical thinking concepts to even the most foundational and factual knowledge promot</text:span><text:span text:style-name="T75">es</text:span><text:span text:style-name="T74"> students' conceptual understanding of course content.</text:span></text:p>
      <text:p text:style-name="P17"><text:s/></text:p>
      <text:p text:style-name="P16"><text:span text:style-name="T76">A</text:span>lthough there are several Standards for thinking, the following are relevant to most situations:</text:p>
      <table:table table:name="Table9" table:style-name="Table9">
        <table:table-column table:style-name="Table9.A"/>
        <table:table-column table:style-name="Table9.B"/>
        <table:table-header-rows>
          <table:table-row>
            <table:table-cell table:style-name="Table9.A1" office:value-type="string">
              <text:p text:style-name="P61">Universal Intellectual Standards</text:p>
            </table:table-cell>
            <table:table-cell table:style-name="Table9.B1" office:value-type="string">
              <text:p text:style-name="P62">Questions for Applying Standards</text:p>
            </table:table-cell>
          </table:table-row>
        </table:table-header-rows>
        <table:table-row>
          <table:table-cell table:style-name="Table9.A10" office:value-type="string">
            <text:p text:style-name="P31">1. Clarity – understandable, the meaning can be understood</text:p>
          </table:table-cell>
          <table:table-cell table:style-name="Table9.B10" office:value-type="string">
            <text:list xml:id="list7747198424361234938" text:style-name="L8">
              <text:list-item>
                <text:p text:style-name="P80">Could you state it in other words?</text:p>
              </text:list-item>
              <text:list-item>
                <text:p text:style-name="P80">Could you draw a picture of the problem situation?</text:p>
              </text:list-item>
              <text:list-item>
                <text:p text:style-name="P80"><text:span text:style-name="T22">Could you explain what you do not understand about the </text:span><text:span text:style-name="T31">problem or question</text:span><text:span text:style-name="T22">?</text:span></text:p>
              </text:list-item>
            </text:list>
          </table:table-cell>
        </table:table-row>
        <table:table-row>
          <table:table-cell table:style-name="Table9.A10" office:value-type="string">
            <text:p text:style-name="P31">2. Accurate – free of errors -</text:p>
            <text:p text:style-name="P31">Facts, definitions, and algorithmic procedures the individual brings to the problem situation may or may not be correct; inventory students knowledge about terms they are using:</text:p>
            <text:p text:style-name="P31">For assessing knowledge, try to determine if they:</text:p>
            <text:p text:style-name="P31">know nothing about it; b. know about the existence of, but nothing about the details of; c. partially recall or suspect the details, but with little certainty; confidently believe</text:p>
          </table:table-cell>
          <table:table-cell table:style-name="Table9.B10" office:value-type="string">
            <text:list xml:id="list3009221662185750071" text:style-name="L9">
              <text:list-item>
                <text:p text:style-name="P81">How can we check to see if the information you are using is accurate? (accuracy)</text:p>
              </text:list-item>
              <text:list-item>
                <text:p text:style-name="P81">How can I check to see if I am interpreting the information accurately?</text:p>
              </text:list-item>
              <text:list-item>
                <text:p text:style-name="P81">Do my assumptions make sense?</text:p>
              </text:list-item>
              <text:list-item>
                <text:p text:style-name="P81">Am I assuming information is accurate rather than simply accept it as true?</text:p>
              </text:list-item>
            </text:list>
          </table:table-cell>
        </table:table-row>
        <table:table-row>
          <table:table-cell table:style-name="Table9.A10" office:value-type="string">
            <text:p text:style-name="P34"><text:span text:style-name="T70">3. Precise- exact to necessary detail – </text:span><text:span text:style-name="Emphasis"><text:span text:style-name="T59">degree of precision appropriate for the problem context.</text:span></text:span></text:p>
            <text:p text:style-name="P31">appropriate attention to details through explicit and accurate use of language including mathematical terms, definitions, labels, analogies, concepts, and symbols. </text:p>
            <text:p text:style-name="P31"/>
            <text:p text:style-name="P31"/>
          </table:table-cell>
          <table:table-cell table:style-name="Table9.B10" office:value-type="string">
            <text:list xml:id="list7418023273196698782" text:style-name="L10">
              <text:list-item>
                <text:p text:style-name="P82">Could you be more precise?</text:p>
              </text:list-item>
              <text:list-item>
                <text:p text:style-name="P82">Am I being specific?</text:p>
              </text:list-item>
              <text:list-item>
                <text:p text:style-name="P82">Am I providing details?</text:p>
              </text:list-item>
              <text:list-item>
                <text:p text:style-name="P82">Do I need more details?</text:p>
              </text:list-item>
              <text:list-item>
                <text:p text:style-name="P82">Could you provide more details?</text:p>
              </text:list-item>
              <text:list-item>
                <text:p text:style-name="P82"><text:span text:style-name="T76">C</text:span>ould be more exact or specific?</text:p>
              </text:list-item>
              <text:list-item>
                <text:p text:style-name="P89"><text:span text:style-name="Emphasis"><text:span text:style-name="T59">Could state your understanding of the math term you are using in your reasoning?</text:span></text:span></text:p>
              </text:list-item>
              <text:list-item>
                <text:p text:style-name="P89"><text:span text:style-name="Emphasis"><text:span text:style-name="T59">Could you state more explicitly the meaning of, or elaborate on, (choose) the math term, definition, skill, procedure, symbol(s), units of </text:span></text:span><text:soft-page-break/><text:span text:style-name="Emphasis"><text:span text:style-name="T59">measure, labeling of axes, etc. that you are using?</text:span></text:span></text:p>
              </text:list-item>
            </text:list>
          </table:table-cell>
        </table:table-row>
        <table:table-row>
          <table:table-cell table:style-name="Table9.A10" office:value-type="string">
            <text:p text:style-name="P31">4. Relevance – relating to the problem or issue at hand – I want to make sure I use information relevant to the problem.</text:p>
            <text:p text:style-name="P31"/>
          </table:table-cell>
          <table:table-cell table:style-name="Table9.B10" office:value-type="string">
            <text:list xml:id="list274400813661006971" text:style-name="L11">
              <text:list-item>
                <text:p text:style-name="P83">How is what you are doing is relevant to the question? </text:p>
              </text:list-item>
              <text:list-item>
                <text:p text:style-name="P83">What information relevant to the mathematical situation or problem at hand do I possess, and how is that information accessed and used?</text:p>
              </text:list-item>
            </text:list>
            <text:p text:style-name="P56"/>
          </table:table-cell>
        </table:table-row>
        <table:table-row>
          <table:table-cell table:style-name="Table9.A10" office:value-type="string">
            <text:p text:style-name="P31">5. Depth - relates to the complexities and rigor involved in the issue or problem, in contrast to superficial understandings or treatment</text:p>
            <text:p text:style-name="P31"/>
          </table:table-cell>
          <table:table-cell table:style-name="Table9.B10" office:value-type="string">
            <text:list xml:id="list5766748258860504565" text:style-name="L12">
              <text:list-item>
                <text:p text:style-name="P84">What makes this a difficult problem?</text:p>
              </text:list-item>
              <text:list-item>
                <text:p text:style-name="P90">What concepts are involved in solving this problem? How are the concepts connected?</text:p>
              </text:list-item>
              <text:list-item>
                <text:p text:style-name="P90">What resources will we need in order to solve this problem?</text:p>
              </text:list-item>
            </text:list>
          </table:table-cell>
        </table:table-row>
        <table:table-row>
          <table:table-cell table:style-name="Table9.A10" office:value-type="string">
            <text:p text:style-name="P31">6. Breadth- encompasses multiple view points or representations. Most math concepts, problems and solutions can be represented using symbols, numbers, graphs, or descriptively using one's language.</text:p>
          </table:table-cell>
          <table:table-cell table:style-name="Table9.B10" office:value-type="string">
            <text:list xml:id="list562189508492941973" text:style-name="L13">
              <text:list-item>
                <text:p text:style-name="P85">Can you articulate another reasonable ways of looking at the issue(breadth<text:span text:style-name="T77">)</text:span></text:p>
              </text:list-item>
            </text:list>
          </table:table-cell>
        </table:table-row>
        <table:table-row>
          <table:table-cell table:style-name="Table9.A10" office:value-type="string">
            <text:p text:style-name="P31">Logic – thinking makes sense, no contradictions, able to follow reasoning</text:p>
            <text:p text:style-name="P31"/>
          </table:table-cell>
          <table:table-cell table:style-name="Table9.B10" office:value-type="string">
            <text:list xml:id="list2247912495245112372" text:style-name="L14">
              <text:list-item>
                <text:p text:style-name="P86">Can you express the logic that you used (logic<text:span text:style-name="T76">)</text:span></text:p>
              </text:list-item>
              <text:list-item>
                <text:p text:style-name="P86"><text:span text:style-name="T33">P</text:span><text:span text:style-name="T22">lanning results in an outline of the logical steps required to obtain a solution. In many cases the logical steps are conveniently expressed as mathematic</text:span><text:span text:style-name="T33">s</text:span><text:span text:style-name="T78">.</text:span></text:p>
              </text:list-item>
              <text:list-item>
                <text:p text:style-name="P86">Can you provide a flow-chart of your thinking?</text:p>
              </text:list-item>
              <text:list-item>
                <text:p text:style-name="P86">Am I clearly making connections between parts of the problem?</text:p>
              </text:list-item>
            </text:list>
          </table:table-cell>
        </table:table-row>
        <table:table-row>
          <table:table-cell table:style-name="Table9.A10" office:value-type="string">
            <text:p text:style-name="P31">Significance – focuses on most important, not trivial</text:p>
            <text:p text:style-name="P31">What is the most central idea to solving the problem?</text:p>
            <text:p text:style-name="P31">Which of the facts are most important?</text:p>
            <text:p text:style-name="P31"/>
          </table:table-cell>
          <table:table-cell table:style-name="Table9.B10" office:value-type="string">
            <text:list xml:id="list3992256942346048962" text:style-name="L15">
              <text:list-item>
                <text:p text:style-name="P87">Have you focused on the most significant issue in in dealing with this problem(significant)</text:p>
              </text:list-item>
              <text:list-item>
                <text:p text:style-name="P87">What math concepts are basic in the problem?</text:p>
              </text:list-item>
              <text:list-item>
                <text:p text:style-name="P79">What information is important, what information can be ignored, and what additional information may be needed?</text:p>
              </text:list-item>
            </text:list>
          </table:table-cell>
        </table:table-row>
        <table:table-row>
          <table:table-cell table:style-name="Table9.A10" office:value-type="string">
            <text:p text:style-name="P31">Fairness – justifiable, multiple viewpoints or representations</text:p>
          </table:table-cell>
          <table:table-cell table:style-name="Table9.B10" office:value-type="string">
            <text:list xml:id="list8478454413871883044" text:style-name="L16">
              <text:list-item>
                <text:p text:style-name="P88">drawing a clear line between the results, on the one hand, and your judgment calls about how those results support a hypothesis.</text:p>
              </text:list-item>
              <text:list-item>
                <text:p text:style-name="P88">students in multiple ways using different solution strategies</text:p>
              </text:list-item>
              <text:list-item>
                <text:p text:style-name="P88"><text:span text:style-name="T76">t</text:span>he problem can be approached by a different solutions or decision or positions stat can be taken or defended)</text:p>
              </text:list-item>
            </text:list>
            <text:p text:style-name="P56"/>
          </table:table-cell>
        </table:table-row>
      </table:table>
      <text:p text:style-name="P10">Table 2 Adapted from Paul and Elder</text:p>
      <text:p text:style-name="P11"/>
      <text:p text:style-name="P22"><text:span text:style-name="T106">Building Confidence, Autonomy, and Perseverance</text:span> </text:p>
      <text:p text:style-name="P57"><text:span text:style-name="T24"><text:tab/></text:span><text:span text:style-name="T43"> Paul and Elder also note, that all thinkers should cultivate positive intellectual traits such as intellectual humility, intellectual autonomy, confidence in reason, intellectual perseverance, among others. Among these traits, the Center focus</text:span><text:span text:style-name="T45">es</text:span><text:span text:style-name="T43"> on developing </text:span><text:span text:style-name="T45">students' i</text:span><text:span text:style-name="T43">ntellectual perseverance or the disposition to work though </text:span><text:span text:style-name="T45">problems that are progressively more </text:span><text:span text:style-name="T43">complex </text:span><text:span text:style-name="T45">and challenging</text:span><text:span text:style-name="T43"> despite </text:span><text:soft-page-break/><text:span text:style-name="T43">frustration inherent in the task Student must be willing to work their way though complexities in a problem solving context and not give up when challenged. It is im</text:span><text:span text:style-name="T44">per</text:span><text:span text:style-name="T43">ative that students develop a capacity of patience and tenacity.</text:span></text:p>
      <text:p text:style-name="P21"/>
      <text:p text:style-name="P39"><text:span text:style-name="T37"><text:tab/>Building Intellectual traits within students, such as intellectual autonomy, confidence, and perseverance are of critical importance in math achievement and success. The problem in developing these traits among </text:span><text:span text:style-name="T38">American</text:span><text:span text:style-name="T37"> students </text:span><text:span text:style-name="T38">has proven difficult as reflected in a number of international studies related to math achievement.</text:span><text:span text:style-name="T37"> For several unfounded reasons, </text:span><text:span text:style-name="T34">Americans tend to assume that </text:span><text:span text:style-name="T22">understanding is equivalent to sudden insight. With mathematics, one often hears teachers tell children that they "either know it or they don't," implying that Learning to think mathematically in solving mathematics problems can either be solved quickly or not at all. In contrast, in Japan and China, understanding is conceived of as a more gradual process, where the more one struggles the more one comes to understand. Perhaps for this reason, one sees teachers in Japan and China pose more difficult problems, sometimes so difficult that the children will probably not be able to solve them within a single class period. (Stigler &amp; Perry, 1989, p. 197). In </text:span><text:span text:style-name="T29">Outliers, Malcolm</text:span><text:span text:style-name="T22"> Gladwell states that there is actually a significant scientific literature measuring persistence in problem solving. He cites the work of Priscilla Blinco who gave large groups of Japanese and American first graders a very difficult puzzle and measured how long they worked at it before they gave up. The America children lasted, on average 9.47 minutes. The Japaneses children lasted 13.93 minutes, roughly 40 percent longer. Similar comparative studies have demonstrated the same results for American students when compared to persistence during mathematical problem solving.</text:span></text:p>
      <text:p text:style-name="P8"><text:tab/>In sum: whether acknowledged or not, whether conscious or not, beliefs shape mathematical behavior. Beliefs are abstracted from one's experiences and from the culture in which one is embedded. This leads to the consideration of mathematical practice. <text:span text:style-name="T106">It is the intent of the Center to facilitate the type of learning that develops student success through critical thinking while motivating them to shift their perceptions and attitudes regarding math and facilitate increased persistance and confidence in math. <text:s/></text:span></text:p>
      <text:p text:style-name="P8"/>
      <text:p text:style-name="P78">Polya's Model for Mathematical Reasoning</text:p>
      <text:p text:style-name="P45"/>
      <text:p text:style-name="P43"><text:span text:style-name="T81"><text:tab/>George Polya, professor of mathematics at </text:span><text:a xlink:type="simple" xlink:href="http://en.wikipedia.org/wiki/ETH_Zürich" text:style-name="Internet_20_link" text:visited-style-name="Visited_20_Internet_20_Link"><text:span text:style-name="T99">ETH Zürich</text:span></text:a><text:span text:style-name="T56"> </text:span><text:span text:style-name="T81">in Switzerland and later at Stanford University,</text:span><text:span text:style-name="T86"> s</text:span><text:span text:style-name="T81">pent considerable effort to identify systematic methods of problem-solving to further discovery and invention in mathematics for students, teachers, and researchers. In his seminal work </text:span><text:a xlink:type="simple" xlink:href="http://en.wikipedia.org/wiki/How_to_Solve_It" text:style-name="Internet_20_link" text:visited-style-name="Visited_20_Internet_20_Link"><text:span text:style-name="T100">How to Solve It</text:span></text:a><text:span text:style-name="T81">, Polya provides a common system for solving a broad range of both mathematical and non-mathematical problems. Since its publication, the book has been translated into several languages and has sold over a million copies. In recent years, considerable research has extended Polya's model for problem solving from a variety of disciplines including psychology, cognitive psychology, cognitive science, computer science, and mathematics education. The efforts of this broad spectrum of researchers and practitioners have contributed to a greater understanding of concept development as it pertains to mathematics learning and problem solving in general. <text:tab/>Polya spent considerable effort on trying to characterize the methods that people use to solve problems, and to describe how problem solving should be taught and learned. His methods emphasized the dynamic and cyclic nature of problem solving. A student starts with a problem and applies a variety of approaches to understanding what he/she is being asked to solve. Then, the student attempts to devise a plan and in the process may discover a need to understand the problem better through constant reflection of the question or problem at issue. After the plan has been formed, the student attempts to carry it out and again through constant reflection, monitors his or her thinking which leads to developing a new plan, or again through reflection gaining more understanding of what is being asked, and/or posing new and related problems </text:span><text:soft-page-break/><text:span text:style-name="T81">to work on. According to Polya</text:span><text:span text:style-name="T6">4</text:span><text:span text:style-name="T81">:</text:span></text:p>
      <text:p text:style-name="P54"/>
      <text:p text:style-name="P54">One of the first and foremost duties of the teacher is not to give his students the impression that mathematical problems have little connection with each other, and no connection at all with anything else...The teacher should encourage the students to imagine cases in which they could utilize again the procedure used, or apply the <text:s/>result obtained” (p. 15-16).</text:p>
      <text:p text:style-name="P45"/>
      <text:p text:style-name="P45"><text:tab/>The Problem-Solving processes outlined in “How to Solve It” presents four phases or areas of problem solving, which have become the framework most often recommended for teaching problem-solving skills in mathematics. It should be noted that Polya's four steps<text:span text:style-name="T20"> are often applied to </text:span>both mathematical and non-mathematical problems. The four steps are simple:</text:p>
      <text:p text:style-name="P45"/>
      <text:p text:style-name="P66">1. Understanding the problem (Recognizing what is asked for.)</text:p>
      <text:p text:style-name="P66">2. Devising a plan to solve the problem (Responding to what is asked for.)</text:p>
      <text:p text:style-name="P66">3. Implementing the plan (Developing the result of the response.)</text:p>
      <text:p text:style-name="P66">4. Reflecting on the problem (Checking. What does the result tell me?)</text:p>
      <text:p text:style-name="P67"/>
      <text:p text:style-name="P48"><text:tab/>The four steps may seem intuitive and simplistic and, at face-value, provide little direction on how to navigate <text:span text:style-name="T108">each </text:span>step: understand, devise a plan, implementing the plan, and reflecting on the problem. <text:span text:style-name="T108">However, i</text:span>n all fairness, Polya does provide insight for assisting students at each step and many of his strategies have formed the basis of ongoing research and practice in teaching mathematics. Note that once step two has been totally developed the problem is essentially “solved.” The planning of the solution is the "thinking" part and requires the use of knowledge and concepts. In the third step, 'Carrying out the plan', is not <text:span text:style-name="T108">really </text:span>problem solving but rather the use of mathematics to generate the final answer. It is a mechanical process. Unfortunately most math teaching removes step two from problem solving, and students are taught to focus on 'Carrying out the plan, ' at the expense of devising the 'Plan.' <text:s/></text:p>
      <text:p text:style-name="P49"><text:tab/></text:p>
      <text:p text:style-name="P50"><text:tab/><text:span text:style-name="T108">Most classroom instruction, where</text:span> students are shown how to solve a particular type of problem and then emulate what the teacher has done, <text:span text:style-name="T108">subverts Polya's steps and fosters </text:span>the creation of a listener-follower role for students. Such a role contributes to dependence, fosters the growth of learned helplessness, and encourages students to memorize information instead of constructing robust knowledge structures. Later students complete a set of practice problems that are really no different from those worked by the teacher in class. However, when conditions change, students struggle with devising a solution plan. </text:p>
      <text:p text:style-name="P50"/>
      <text:p text:style-name="P59"><text:span text:style-name="T22"><text:tab/></text:span><text:span text:style-name="T53">Ask any mathematics teacher how o</text:span><text:span text:style-name="T22">ften </text:span><text:span text:style-name="T53">students “</text:span><text:span text:style-name="T22">cry foul“ </text:span><text:span text:style-name="T53">when given a problem on a test that wasn't nearly identical to those seen in the classroom, homework, or on worksheets. Students in American schools have been encultured to let the teacher do their thinking for them and often feel betrayed when held accountable for developing their own solutions. </text:span><text:span text:style-name="T22">Howard McAllister (1996) </text:span><text:span text:style-name="T54">infers</text:span><text:span text:style-name="T22"> that students</text:span><text:span text:style-name="T54">'</text:span><text:span text:style-name="T22"> inability to develop solution plans is </text:span><text:span text:style-name="T54">an obvious outcome</text:span><text:span text:style-name="T22"> </text:span><text:span text:style-name="T54">of </text:span><text:span text:style-name="T22">classroom teachers </text:span><text:span text:style-name="T54">who</text:span><text:span text:style-name="T22"> </text:span><text:span text:style-name="T54">routinely supply </text:span><text:span text:style-name="T22">the solution plan to students. </text:span><text:span text:style-name="T54">When</text:span><text:span text:style-name="T22"> students encounter </text:span><text:span text:style-name="T54">problems that require solution strategies that </text:span><text:span text:style-name="T22">are not the same as th</text:span><text:span text:style-name="T54">ose </text:span><text:span text:style-name="T22">solutions developed by the expert, </text:span><text:span text:style-name="T54">such as those problems on standardized tests, </text:span><text:span text:style-name="T55">they lack the experience and confidence to develop their own solutions</text:span><text:span text:style-name="T22">. </text:span><text:span text:style-name="T55">After years of schooling most students view mathematics as </text:span><text:span text:style-name="T22">the manipulative part ('</text:span><text:span text:style-name="T29">Carrying out the plan</text:span><text:span text:style-name="T22">') </text:span><text:span text:style-name="T55">of problem solving and are not consciously aware of how math is actually performed in a “real world” setting. </text:span></text:p>
      <text:p text:style-name="P45"/>
      <text:p text:style-name="P51"><text:soft-page-break/><text:tab/><text:span text:style-name="T109">A preditable outcome of traditional mathematics teaching is students' inability to check the accuracy of their solutions or to defend whether or not a solution is even reasonable within the context of a problem. When students' lack the ability to </text:span><text:span text:style-name="T65">devise a solution, </text:span><text:span text:style-name="T110">they will obviously not have developed competence in independently confirming of verifying a solution. Moreover, </text:span><text:span text:style-name="T109">Polya's fourth step“</text:span><text:span text:style-name="T64">Reflecting on the problem (Checking. What does the result tell me?” </text:span><text:span text:style-name="T109">is too</text:span> often <text:span text:style-name="T111">subverted</text:span> by textbooks and supporting material <text:span text:style-name="T111">and even the teacher who once again tells the student whether or not answers to math problems are correct. </text:span>Hence opportunities for learning through reflection, step four, is not leveraged. Rather, students receive good grades and are rewarded for getting the right answer, even if they can't articulate their understanding or the meaning of the solution or its process.</text:p>
      <text:p text:style-name="P45"><text:tab/></text:p>
      <text:p text:style-name="P48"><text:tab/>Since Polya's work, teachers and researchers have developed literally hundreds of methods for addressing each of the four steps.Students and teachers often get lost in the vast collection of problem solving approaches and need a solid, simple, and consistent approach for successfully accomplishing each of Polya's four steps. That is why the Critical Thinking model serves as a unifying approach toward accomplishing each step of the problem solving process envisioned by Polya and others.Those specific research-based approaches that have proven to be effective are incorporated as learning strategies within FACT<text:span text:style-name="T3">@</text:span>.</text:p>
      <text:p text:style-name="P48"/>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Verdana2" svg:font-family="Verdana, sans-serif"/>
    <style:font-face style:name="Times New Roman1" svg:font-family="'Times New Roman'"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marker draw:name="Double_20_arrow_20_curved" draw:display-name="Double arrow curved" svg:viewBox="0 0 2132 2132" svg:d="M1066 0l1066 2132h-2132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3T10:17:54.306000000</meta:creation-date>
    <dc:date>2014-06-04T10:30:53.183000000</dc:date>
    <meta:editing-duration>P2DT4H51M32S</meta:editing-duration>
    <meta:editing-cycles>6</meta:editing-cycles>
    <meta:generator>LibreOffice/4.3.3.2$Windows_x86 LibreOffice_project/9bb7eadab57b6755b1265afa86e04bf45fbfc644</meta:generator>
    <meta:print-date>2014-05-14T16:06:18.425000000</meta:print-date>
    <meta:document-statistic meta:table-count="2" meta:image-count="0" meta:object-count="0" meta:page-count="14" meta:paragraph-count="161" meta:word-count="7281" meta:character-count="47573" meta:non-whitespace-character-count="40337"/>
  </office:meta>
</office:document-meta>
</file>